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iberation Serif2" svg:font-family="'Liberation Serif'" style:font-family-generic="system" style:font-pitch="variable"/>
    <style:font-face style:name="Noto Sans" svg:font-family="'Noto Sans'" style:font-family-generic="roman" style:font-pitch="variable"/>
    <style:font-face style:name="OpenSymbol" svg:font-family="OpenSymbol" style:font-charset="x-symbol"/>
    <style:font-face style:name="OpenSymbol1" svg:font-family="OpenSymbol, 'Arial Unicode MS'" style:font-family-generic="roman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B" style:family="table-column">
      <style:table-column-properties style:column-width="3.4625in" style:rel-column-width="32768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B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B2" style:family="table-cell">
      <style:table-cell-properties fo:padding="0.0382in" fo:border-left="0.5pt solid #000000" fo:border-right="0.5pt solid #000000" fo:border-top="none" fo:border-bottom="0.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3.4625in" style:rel-column-width="32767*"/>
    </style:style>
    <style:style style:name="Table2.B" style:family="table-column">
      <style:table-column-properties style:column-width="3.4625in" style:rel-column-width="32768*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B1" style:family="table-cell">
      <style:table-cell-properties fo:padding="0.0382in" fo:border="0.5pt solid #000000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B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Default_20_Drawing_20_Style">
      <style:paragraph-properties fo:text-align="start" style:justify-single-word="false" style:writing-mode="lr-tb"/>
      <style:text-properties fo:language="pl" fo:country="PL" fo:font-style="italic" style:font-style-asian="italic" style:font-style-complex="italic"/>
    </style:style>
    <style:style style:name="P2" style:family="paragraph" style:parent-style-name="Default_20_Drawing_20_Style">
      <style:paragraph-properties fo:text-align="start" style:justify-single-word="false" style:writing-mode="lr-tb"/>
      <style:text-properties fo:language="pl" fo:country="PL" fo:font-style="italic" officeooo:paragraph-rsid="001bf48e" style:font-style-asian="italic" style:font-style-complex="italic"/>
    </style:style>
    <style:style style:name="P3" style:family="paragraph" style:parent-style-name="Default_20_Drawing_20_Style">
      <style:paragraph-properties fo:text-align="start" style:justify-single-word="false" style:writing-mode="lr-tb"/>
      <style:text-properties fo:color="#000000" loext:opacity="100%" style:font-name="Liberation Serif1" fo:font-size="13pt" fo:language="pl" fo:country="PL" fo:font-style="italic" style:text-underline-style="solid" style:text-underline-width="auto" style:text-underline-color="font-color" fo:font-weight="bold" style:font-size-asian="11pt" style:font-style-asian="italic" style:font-weight-asian="bold" style:font-size-complex="12pt" style:font-style-complex="italic"/>
    </style:style>
    <style:style style:name="P4" style:family="paragraph" style:parent-style-name="Default_20_Drawing_20_Style">
      <style:paragraph-properties fo:text-align="start" style:justify-single-word="false" style:writing-mode="lr-tb"/>
      <style:text-properties fo:color="#000000" loext:opacity="100%" style:font-name="Liberation Serif1" fo:font-size="13pt" fo:language="pl" fo:country="PL" fo:font-style="italic" style:text-underline-style="solid" style:text-underline-width="auto" style:text-underline-color="font-color" fo:font-weight="bold" officeooo:paragraph-rsid="001bf48e" style:font-size-asian="11pt" style:font-style-asian="italic" style:font-weight-asian="bold" style:font-size-complex="12pt" style:font-style-complex="italic"/>
    </style:style>
    <style:style style:name="P5" style:family="paragraph" style:parent-style-name="Title">
      <style:paragraph-properties fo:text-align="start" style:justify-single-word="false"/>
      <style:text-properties fo:font-size="20pt" fo:language="pl" fo:country="PL" officeooo:paragraph-rsid="00185ceb" style:font-size-asian="20pt" style:font-size-complex="20pt"/>
    </style:style>
    <style:style style:name="P6" style:family="paragraph" style:parent-style-name="Title">
      <style:paragraph-properties fo:text-align="start" style:justify-single-word="false" fo:break-before="page"/>
      <style:text-properties fo:font-size="20pt" fo:language="pl" fo:country="PL" officeooo:paragraph-rsid="001b267a" style:font-size-asian="20pt" style:font-size-complex="20pt"/>
    </style:style>
    <style:style style:name="P7" style:family="paragraph" style:parent-style-name="Title">
      <style:paragraph-properties fo:text-align="start" style:justify-single-word="false" fo:break-before="page"/>
      <style:text-properties fo:language="pl" fo:country="PL" officeooo:paragraph-rsid="00185ceb"/>
    </style:style>
    <style:style style:name="P8" style:family="paragraph" style:parent-style-name="Title">
      <style:paragraph-properties fo:text-align="start" style:justify-single-word="false" fo:break-before="page"/>
      <style:text-properties fo:language="pl" fo:country="PL" officeooo:paragraph-rsid="001d710d"/>
    </style:style>
    <style:style style:name="P9" style:family="paragraph" style:parent-style-name="Title">
      <style:paragraph-properties fo:text-align="start" style:justify-single-word="false" fo:break-before="page"/>
      <style:text-properties fo:language="pl" fo:country="PL" officeooo:paragraph-rsid="002763a0"/>
    </style:style>
    <style:style style:name="P10" style:family="paragraph" style:parent-style-name="Table_20_Contents">
      <style:paragraph-properties fo:text-align="start" style:justify-single-word="false"/>
      <style:text-properties fo:language="pl" fo:country="PL" officeooo:rsid="001bf48e" officeooo:paragraph-rsid="001bf48e"/>
    </style:style>
    <style:style style:name="P11" style:family="paragraph" style:parent-style-name="Standard" style:list-style-name="L2">
      <style:paragraph-properties fo:margin-top="0in" fo:margin-bottom="0.0402in" style:contextual-spacing="false"/>
      <style:text-properties fo:font-size="12pt" fo:language="pl" fo:country="PL" fo:font-style="normal" fo:font-weight="normal" officeooo:rsid="00199bcf" officeooo:paragraph-rsid="00199bcf" style:font-style-asian="normal" style:font-weight-asian="normal" style:font-style-complex="normal" style:font-weight-complex="normal"/>
    </style:style>
    <style:style style:name="P12" style:family="paragraph" style:parent-style-name="Standard">
      <style:paragraph-properties fo:margin-top="0in" fo:margin-bottom="0.0402in" style:contextual-spacing="false"/>
      <style:text-properties fo:font-size="12pt" fo:language="pl" fo:country="PL" fo:font-style="normal" fo:font-weight="normal" officeooo:rsid="00199bcf" officeooo:paragraph-rsid="00199bcf" style:font-style-asian="normal" style:font-weight-asian="normal" style:font-style-complex="normal" style:font-weight-complex="normal"/>
    </style:style>
    <style:style style:name="P13" style:family="paragraph" style:parent-style-name="Standard" style:list-style-name="L3">
      <style:paragraph-properties fo:margin-top="0in" fo:margin-bottom="0.0402in" style:contextual-spacing="false"/>
      <style:text-properties fo:font-size="12pt" fo:language="pl" fo:country="PL" fo:font-style="normal" fo:font-weight="normal" officeooo:rsid="00199bcf" officeooo:paragraph-rsid="00199bcf" style:font-style-asian="normal" style:font-weight-asian="normal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fo:language="pl" fo:country="PL" fo:font-style="normal" fo:font-weight="bold" officeooo:rsid="001bf48e" officeooo:paragraph-rsid="001bf48e" style:font-style-asian="normal" style:font-weight-asian="bold" style:font-style-complex="normal" style:font-weight-complex="bold"/>
    </style:style>
    <style:style style:name="P15" style:family="paragraph" style:parent-style-name="Standard" style:list-style-name="L6">
      <style:paragraph-properties fo:text-align="start" style:justify-single-word="false"/>
      <style:text-properties fo:font-size="12pt" fo:language="pl" fo:country="PL" fo:font-style="normal" fo:font-weight="bold" officeooo:rsid="001bf48e" officeooo:paragraph-rsid="001bf48e" style:font-style-asian="normal" style:font-weight-asian="bold" style:font-style-complex="normal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4pt" fo:language="pl" fo:country="PL" fo:font-style="italic" fo:font-weight="bold" officeooo:rsid="00199bcf" officeooo:paragraph-rsid="00199bcf" style:font-style-asian="italic" style:font-weight-asian="bold" style:font-style-complex="italic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4pt" fo:language="pl" fo:country="PL" fo:font-style="italic" fo:font-weight="bold" officeooo:rsid="00199bcf" officeooo:paragraph-rsid="001bf48e" style:font-style-asian="italic" style:font-weight-asian="bold" style:font-style-complex="italic" style:font-weight-complex="bold"/>
    </style:style>
    <style:style style:name="P18" style:family="paragraph" style:parent-style-name="Standard">
      <style:text-properties fo:font-size="14pt" fo:language="pl" fo:country="PL" fo:font-style="italic" fo:font-weight="bold" officeooo:rsid="00199bcf" officeooo:paragraph-rsid="00199bcf" style:font-style-asian="italic" style:font-weight-asian="bold" style:font-style-complex="italic" style:font-weight-complex="bold"/>
    </style:style>
    <style:style style:name="P19" style:family="paragraph" style:parent-style-name="Standard" style:list-style-name="L4">
      <style:text-properties fo:font-size="14pt" fo:language="pl" fo:country="PL" fo:font-style="normal" fo:font-weight="normal" officeooo:rsid="00199bcf" officeooo:paragraph-rsid="00199bcf" style:font-style-asian="normal" style:font-weight-asian="normal" style:font-style-complex="normal" style:font-weight-complex="normal"/>
    </style:style>
    <style:style style:name="P20" style:family="paragraph" style:parent-style-name="Standard" style:list-style-name="L11">
      <style:text-properties fo:font-size="20pt" fo:language="pl" fo:country="PL" fo:font-style="italic" fo:font-weight="bold" officeooo:rsid="002156dc" officeooo:paragraph-rsid="00230203" style:font-size-asian="20pt" style:font-style-asian="italic" style:font-weight-asian="bold" style:font-size-complex="20pt" style:font-style-complex="italic" style:font-weight-complex="bold"/>
    </style:style>
    <style:style style:name="P21" style:family="paragraph" style:parent-style-name="Standard">
      <style:text-properties fo:font-size="16pt" fo:language="pl" fo:country="PL" fo:font-weight="bold" officeooo:rsid="00283841" officeooo:paragraph-rsid="00283841" style:font-weight-asian="bold" style:font-weight-complex="bold"/>
    </style:style>
    <style:style style:name="P22" style:family="paragraph" style:parent-style-name="Standard" style:list-style-name="L14">
      <style:text-properties fo:font-size="16pt" fo:language="pl" fo:country="PL" fo:font-weight="bold" officeooo:rsid="00283841" officeooo:paragraph-rsid="00283841" style:font-weight-asian="bold" style:font-weight-complex="bold"/>
    </style:style>
    <style:style style:name="P23" style:family="paragraph" style:parent-style-name="Standard" style:list-style-name="L14">
      <style:text-properties fo:font-size="16pt" fo:language="pl" fo:country="PL" fo:font-weight="bold" officeooo:rsid="00283841" officeooo:paragraph-rsid="002baa61" style:font-weight-asian="bold" style:font-weight-complex="bold"/>
    </style:style>
    <style:style style:name="P24" style:family="paragraph" style:parent-style-name="Standard" style:list-style-name="L14">
      <style:text-properties fo:font-size="16pt" fo:language="pl" fo:country="PL" fo:font-weight="bold" officeooo:rsid="00283841" officeooo:paragraph-rsid="002d017c" style:font-weight-asian="bold" style:font-weight-complex="bold"/>
    </style:style>
    <style:style style:name="P25" style:family="paragraph" style:parent-style-name="Standard">
      <style:text-properties fo:font-size="16pt" fo:language="pl" fo:country="PL" fo:font-weight="bold" officeooo:rsid="00283841" officeooo:paragraph-rsid="002baa61" style:font-weight-asian="bold" style:font-weight-complex="bold"/>
    </style:style>
    <style:style style:name="P26" style:family="paragraph" style:parent-style-name="Standard" style:list-style-name="L14">
      <style:text-properties fo:font-size="16pt" fo:language="pl" fo:country="PL" fo:font-weight="bold" officeooo:rsid="002baa61" officeooo:paragraph-rsid="002baa61" style:font-weight-asian="bold" style:font-weight-complex="bold"/>
    </style:style>
    <style:style style:name="P27" style:family="paragraph" style:parent-style-name="Standard" style:list-style-name="L13">
      <style:text-properties fo:font-size="16pt" fo:language="pl" fo:country="PL" officeooo:rsid="00283841" officeooo:paragraph-rsid="00283841"/>
    </style:style>
    <style:style style:name="P28" style:family="paragraph" style:parent-style-name="Standard">
      <style:text-properties fo:font-size="16pt" fo:language="pl" fo:country="PL" officeooo:rsid="00283841" officeooo:paragraph-rsid="00283841"/>
    </style:style>
    <style:style style:name="P29" style:family="paragraph" style:parent-style-name="Standard">
      <style:paragraph-properties fo:text-align="center" style:justify-single-word="false"/>
      <style:text-properties style:font-name="Liberation Serif1" fo:language="pl" fo:country="PL" fo:font-style="italic" fo:font-weight="bold" officeooo:rsid="00304016" officeooo:paragraph-rsid="00304016" style:font-style-asian="italic" style:font-weight-asian="bold" style:font-style-complex="italic" style:font-weight-complex="bold"/>
    </style:style>
    <style:style style:name="P30" style:family="paragraph" style:parent-style-name="Standard">
      <style:paragraph-properties fo:text-align="start" style:justify-single-word="false"/>
      <style:text-properties style:font-name="Liberation Serif1" fo:language="pl" fo:country="PL" fo:font-style="italic" fo:font-weight="bold" officeooo:rsid="00304016" officeooo:paragraph-rsid="00304016" style:font-style-asian="italic" style:font-weight-asian="bold" style:font-style-complex="italic" style:font-weight-complex="bold"/>
    </style:style>
    <style:style style:name="P31" style:family="paragraph" style:parent-style-name="Standard">
      <style:paragraph-properties fo:text-align="start" style:justify-single-word="false"/>
      <style:text-properties fo:font-size="18pt" fo:language="pl" fo:country="PL" fo:font-style="italic" fo:font-weight="bold" officeooo:rsid="00199bcf" officeooo:paragraph-rsid="00199bcf" style:font-style-asian="italic" style:font-weight-asian="bold" style:font-style-complex="italic" style:font-weight-complex="bold"/>
    </style:style>
    <style:style style:name="P32" style:family="paragraph" style:parent-style-name="Standard">
      <style:text-properties fo:language="pl" fo:country="PL"/>
    </style:style>
    <style:style style:name="P33" style:family="paragraph" style:parent-style-name="Standard">
      <style:text-properties fo:language="pl" fo:country="PL" officeooo:rsid="00185b53" officeooo:paragraph-rsid="00185b53"/>
    </style:style>
    <style:style style:name="P34" style:family="paragraph" style:parent-style-name="Standard">
      <style:text-properties fo:language="pl" fo:country="PL" officeooo:rsid="00185b53" officeooo:paragraph-rsid="00199bcf"/>
    </style:style>
    <style:style style:name="P35" style:family="paragraph" style:parent-style-name="Standard">
      <style:text-properties fo:language="pl" fo:country="PL" officeooo:rsid="00199bcf" officeooo:paragraph-rsid="00199bcf"/>
    </style:style>
    <style:style style:name="P36" style:family="paragraph" style:parent-style-name="Standard" style:list-style-name="L1">
      <style:text-properties fo:language="pl" fo:country="PL" officeooo:rsid="00199bcf" officeooo:paragraph-rsid="00199bcf"/>
    </style:style>
    <style:style style:name="P37" style:family="paragraph" style:parent-style-name="Standard" style:list-style-name="L1">
      <style:text-properties fo:language="pl" fo:country="PL" officeooo:rsid="00199bcf" officeooo:paragraph-rsid="001bf48e"/>
    </style:style>
    <style:style style:name="P38" style:family="paragraph" style:parent-style-name="Standard">
      <style:paragraph-properties fo:text-align="start" style:justify-single-word="false"/>
      <style:text-properties fo:language="pl" fo:country="PL" officeooo:rsid="00199bcf" officeooo:paragraph-rsid="001bf48e"/>
    </style:style>
    <style:style style:name="P39" style:family="paragraph" style:parent-style-name="Standard">
      <style:text-properties fo:language="pl" fo:country="PL" officeooo:rsid="00199bcf" officeooo:paragraph-rsid="001bf48e"/>
    </style:style>
    <style:style style:name="P40" style:family="paragraph" style:parent-style-name="Standard">
      <style:paragraph-properties fo:text-align="start" style:justify-single-word="false"/>
      <style:text-properties fo:language="pl" fo:country="PL" fo:font-style="italic" fo:font-weight="bold" officeooo:rsid="00199bcf" officeooo:paragraph-rsid="00199bcf" style:font-style-asian="italic" style:font-weight-asian="bold" style:font-style-complex="italic" style:font-weight-complex="bold"/>
    </style:style>
    <style:style style:name="P41" style:family="paragraph" style:parent-style-name="Standard">
      <style:paragraph-properties fo:text-align="start" style:justify-single-word="false"/>
      <style:text-properties fo:language="pl" fo:country="PL" fo:font-style="italic" fo:font-weight="bold" officeooo:rsid="001bf48e" officeooo:paragraph-rsid="001bf48e" style:font-style-asian="italic" style:font-weight-asian="bold" style:font-style-complex="italic" style:font-weight-complex="bold"/>
    </style:style>
    <style:style style:name="P42" style:family="paragraph" style:parent-style-name="Standard" style:list-style-name="L15">
      <style:text-properties fo:language="pl" fo:country="PL" fo:font-style="italic" fo:font-weight="bold" officeooo:rsid="00304016" officeooo:paragraph-rsid="00304016" style:font-style-asian="italic" style:font-weight-asian="bold" style:font-style-complex="italic" style:font-weight-complex="bold"/>
    </style:style>
    <style:style style:name="P43" style:family="paragraph" style:parent-style-name="Standard">
      <style:text-properties fo:language="pl" fo:country="PL" fo:font-style="italic" fo:font-weight="bold" officeooo:rsid="00304016" officeooo:paragraph-rsid="00304016" style:font-style-asian="italic" style:font-weight-asian="bold" style:font-style-complex="italic" style:font-weight-complex="bold"/>
    </style:style>
    <style:style style:name="P44" style:family="paragraph" style:parent-style-name="Standard" style:list-style-name="L4">
      <style:text-properties fo:language="pl" fo:country="PL" fo:font-style="normal" fo:font-weight="normal" officeooo:rsid="00199bcf" officeooo:paragraph-rsid="00199bcf" style:font-style-asian="normal" style:font-weight-asian="normal" style:font-style-complex="normal" style:font-weight-complex="normal"/>
    </style:style>
    <style:style style:name="P45" style:family="paragraph" style:parent-style-name="Standard" style:list-style-name="L5">
      <style:paragraph-properties fo:text-align="start" style:justify-single-word="false"/>
      <style:text-properties fo:language="pl" fo:country="PL" fo:font-style="normal" fo:font-weight="bold" officeooo:rsid="00199bcf" officeooo:paragraph-rsid="001bf48e" style:font-style-asian="normal" style:font-weight-asian="bold" style:font-style-complex="normal" style:font-weight-complex="bold"/>
    </style:style>
    <style:style style:name="P46" style:family="paragraph" style:parent-style-name="Standard">
      <style:paragraph-properties fo:text-align="start" style:justify-single-word="false"/>
      <style:text-properties fo:language="pl" fo:country="PL" fo:font-style="normal" fo:font-weight="bold" officeooo:rsid="001bf48e" officeooo:paragraph-rsid="001bf48e" style:font-style-asian="normal" style:font-weight-asian="bold" style:font-style-complex="normal" style:font-weight-complex="bold"/>
    </style:style>
    <style:style style:name="P47" style:family="paragraph" style:parent-style-name="Standard" style:list-style-name="L6">
      <style:paragraph-properties fo:text-align="start" style:justify-single-word="false"/>
      <style:text-properties fo:language="pl" fo:country="PL" fo:font-style="normal" fo:font-weight="bold" officeooo:rsid="001bf48e" officeooo:paragraph-rsid="001bf48e" style:font-style-asian="normal" style:font-weight-asian="bold" style:font-style-complex="normal" style:font-weight-complex="bold"/>
    </style:style>
    <style:style style:name="P48" style:family="paragraph" style:parent-style-name="Standard" style:list-style-name="L1">
      <style:text-properties fo:language="pl" fo:country="PL" fo:font-style="normal" officeooo:rsid="00199bcf" officeooo:paragraph-rsid="001bf48e" style:font-style-asian="normal" style:font-style-complex="normal"/>
    </style:style>
    <style:style style:name="P49" style:family="paragraph" style:parent-style-name="Standard" style:list-style-name="L5">
      <style:text-properties fo:language="pl" fo:country="PL" officeooo:rsid="001bf48e" officeooo:paragraph-rsid="001bf48e"/>
    </style:style>
    <style:style style:name="P50" style:family="paragraph" style:parent-style-name="Standard">
      <style:text-properties fo:language="pl" fo:country="PL" officeooo:rsid="001d710d" officeooo:paragraph-rsid="001d710d"/>
    </style:style>
    <style:style style:name="P51" style:family="paragraph" style:parent-style-name="Standard" style:list-style-name="L7">
      <style:text-properties fo:language="pl" fo:country="PL" officeooo:rsid="001d710d" officeooo:paragraph-rsid="001d710d"/>
    </style:style>
    <style:style style:name="P52" style:family="paragraph" style:parent-style-name="Standard" style:list-style-name="L8">
      <style:text-properties fo:language="pl" fo:country="PL" officeooo:rsid="001d710d" officeooo:paragraph-rsid="001d710d"/>
    </style:style>
    <style:style style:name="P53" style:family="paragraph" style:parent-style-name="Standard" style:list-style-name="L8">
      <style:text-properties fo:language="pl" fo:country="PL" officeooo:rsid="001e900d" officeooo:paragraph-rsid="001e900d"/>
    </style:style>
    <style:style style:name="P54" style:family="paragraph" style:parent-style-name="Standard">
      <style:text-properties fo:language="pl" fo:country="PL" officeooo:rsid="001e900d" officeooo:paragraph-rsid="001e900d"/>
    </style:style>
    <style:style style:name="P55" style:family="paragraph" style:parent-style-name="Standard" style:list-style-name="L9">
      <style:text-properties fo:language="pl" fo:country="PL" officeooo:rsid="001e900d" officeooo:paragraph-rsid="001e900d"/>
    </style:style>
    <style:style style:name="P56" style:family="paragraph" style:parent-style-name="Standard">
      <style:text-properties fo:language="pl" fo:country="PL" officeooo:rsid="00201754" officeooo:paragraph-rsid="00201754"/>
    </style:style>
    <style:style style:name="P57" style:family="paragraph" style:parent-style-name="Standard" style:list-style-name="L10">
      <style:text-properties fo:language="pl" fo:country="PL" officeooo:rsid="00201754" officeooo:paragraph-rsid="00201754"/>
    </style:style>
    <style:style style:name="P58" style:family="paragraph" style:parent-style-name="Standard" style:list-style-name="L11">
      <style:text-properties fo:language="pl" fo:country="PL" officeooo:rsid="002156dc" officeooo:paragraph-rsid="002156dc"/>
    </style:style>
    <style:style style:name="P59" style:family="paragraph" style:parent-style-name="Standard" style:list-style-name="L11">
      <style:text-properties fo:language="pl" fo:country="PL" officeooo:rsid="002156dc" officeooo:paragraph-rsid="00230203"/>
    </style:style>
    <style:style style:name="P60" style:family="paragraph" style:parent-style-name="Standard" style:list-style-name="L15">
      <style:text-properties fo:language="pl" fo:country="PL" officeooo:rsid="00304016" officeooo:paragraph-rsid="00304016"/>
    </style:style>
    <style:style style:name="P61" style:family="paragraph" style:parent-style-name="Standard">
      <style:paragraph-properties fo:text-align="center" style:justify-single-word="false"/>
      <style:text-properties fo:language="pl" fo:country="PL" officeooo:rsid="00304016" officeooo:paragraph-rsid="00304016"/>
    </style:style>
    <style:style style:name="P62" style:family="paragraph" style:parent-style-name="Subtitle">
      <style:paragraph-properties fo:text-align="start" style:justify-single-word="false"/>
      <style:text-properties fo:font-size="20pt" fo:language="pl" fo:country="PL" fo:font-weight="bold" officeooo:rsid="0032ca16" officeooo:paragraph-rsid="0032ca16" style:font-size-asian="18pt" style:font-weight-asian="bold" style:font-size-complex="18pt" style:font-weight-complex="bold"/>
    </style:style>
    <style:style style:name="P63" style:family="paragraph" style:parent-style-name="Text_20_body">
      <style:paragraph-properties fo:text-align="center" style:justify-single-word="false"/>
      <style:text-properties fo:font-size="20pt" fo:language="pl" fo:country="PL" fo:font-style="italic" fo:font-weight="bold" officeooo:rsid="001d710d" officeooo:paragraph-rsid="002410d9" style:font-size-asian="20pt" style:font-style-asian="italic" style:font-weight-asian="bold" style:font-size-complex="20pt" style:font-style-complex="italic" style:font-weight-complex="bold"/>
    </style:style>
    <style:style style:name="P64" style:family="paragraph" style:parent-style-name="Text_20_body">
      <style:paragraph-properties fo:text-align="start" style:justify-single-word="false"/>
      <style:text-properties fo:font-size="18pt" fo:language="pl" fo:country="PL" fo:font-style="italic" fo:font-weight="bold" officeooo:rsid="00283841" officeooo:paragraph-rsid="00283841" style:font-size-asian="20pt" style:font-style-asian="italic" style:font-weight-asian="bold" style:font-size-complex="20pt" style:font-style-complex="italic" style:font-weight-complex="bold"/>
    </style:style>
    <style:style style:name="P65" style:family="paragraph" style:parent-style-name="Text_20_body">
      <style:paragraph-properties fo:text-align="start" style:justify-single-word="false"/>
      <style:text-properties fo:font-size="18pt" fo:language="pl" fo:country="PL" fo:font-style="italic" fo:font-weight="bold" officeooo:rsid="00304016" officeooo:paragraph-rsid="00304016" style:font-size-asian="20pt" style:font-style-asian="italic" style:font-weight-asian="bold" style:font-size-complex="20pt" style:font-style-complex="italic" style:font-weight-complex="bold"/>
    </style:style>
    <style:style style:name="P66" style:family="paragraph" style:parent-style-name="Text_20_body">
      <style:paragraph-properties fo:margin-top="0in" fo:margin-bottom="0in" style:contextual-spacing="false" fo:text-align="start" style:justify-single-word="false"/>
      <style:text-properties fo:font-size="18pt" fo:language="pl" fo:country="PL" fo:font-style="normal" fo:font-weight="bold" officeooo:rsid="0036ebb3" officeooo:paragraph-rsid="0036ebb3" style:font-style-asian="normal" style:font-weight-asian="bold" style:font-style-complex="normal" style:font-weight-complex="bold"/>
    </style:style>
    <style:style style:name="P67" style:family="paragraph" style:parent-style-name="Text_20_body">
      <style:paragraph-properties fo:text-align="start" style:justify-single-word="false"/>
      <style:text-properties fo:font-size="16pt" fo:language="pl" fo:country="PL" fo:font-weight="normal" officeooo:rsid="0032ca16" officeooo:paragraph-rsid="0032ca16" style:font-weight-asian="normal" style:font-weight-complex="normal"/>
    </style:style>
    <style:style style:name="P68" style:family="paragraph" style:parent-style-name="Text_20_body" style:list-style-name="L19">
      <style:paragraph-properties fo:text-align="start" style:justify-single-word="false"/>
      <style:text-properties fo:font-size="16pt" fo:language="pl" fo:country="PL" fo:font-style="normal" fo:font-weight="normal" officeooo:rsid="00348589" officeooo:paragraph-rsid="00348589" style:font-style-asian="normal" style:font-weight-asian="normal" style:font-style-complex="normal" style:font-weight-complex="normal"/>
    </style:style>
    <style:style style:name="P69" style:family="paragraph" style:parent-style-name="Text_20_body">
      <style:paragraph-properties fo:text-align="start" style:justify-single-word="false"/>
      <style:text-properties fo:font-size="16pt" fo:language="pl" fo:country="PL" fo:font-style="normal" fo:font-weight="normal" officeooo:rsid="00348589" officeooo:paragraph-rsid="00348589" style:font-style-asian="normal" style:font-weight-asian="normal" style:font-style-complex="normal" style:font-weight-complex="normal"/>
    </style:style>
    <style:style style:name="P70" style:family="paragraph" style:parent-style-name="Text_20_body" style:list-style-name="L22">
      <style:paragraph-properties fo:margin-top="0in" fo:margin-bottom="0in" style:contextual-spacing="false" fo:text-align="start" style:justify-single-word="false"/>
      <style:text-properties fo:font-size="16pt" fo:language="pl" fo:country="PL" fo:font-style="normal" fo:font-weight="normal" officeooo:rsid="00380889" officeooo:paragraph-rsid="00380889" style:font-style-asian="normal" style:font-weight-asian="normal" style:font-style-complex="normal" style:font-weight-complex="normal"/>
    </style:style>
    <style:style style:name="P71" style:family="paragraph" style:parent-style-name="Text_20_body" style:list-style-name="L23">
      <style:paragraph-properties fo:margin-top="0in" fo:margin-bottom="0in" style:contextual-spacing="false" fo:text-align="start" style:justify-single-word="false"/>
      <style:text-properties fo:font-size="16pt" fo:language="pl" fo:country="PL" fo:font-style="normal" fo:font-weight="normal" officeooo:rsid="0039040a" officeooo:paragraph-rsid="0039040a" style:font-style-asian="normal" style:font-weight-asian="normal" style:font-style-complex="normal" style:font-weight-complex="normal"/>
    </style:style>
    <style:style style:name="P72" style:family="paragraph" style:parent-style-name="Text_20_body" style:list-style-name="L24">
      <style:paragraph-properties fo:margin-top="0in" fo:margin-bottom="0in" style:contextual-spacing="false" fo:text-align="start" style:justify-single-word="false"/>
      <style:text-properties fo:font-size="16pt" fo:language="pl" fo:country="PL" fo:font-style="normal" fo:font-weight="normal" officeooo:rsid="0039040a" officeooo:paragraph-rsid="0039040a" style:font-style-asian="normal" style:font-weight-asian="normal" style:font-style-complex="normal" style:font-weight-complex="normal"/>
    </style:style>
    <style:style style:name="P73" style:family="paragraph" style:parent-style-name="Text_20_body" style:list-style-name="L26">
      <loext:graphic-properties draw:fill="none"/>
      <style:paragraph-properties fo:margin-left="0in" fo:margin-right="0in" fo:margin-top="0in" fo:margin-bottom="0in" style:contextual-spacing="false" fo:line-height="115%" fo:text-align="start" style:justify-single-word="false" fo:text-indent="0in" style:auto-text-indent="false" fo:background-color="transparent"/>
      <style:text-properties fo:font-size="16pt" fo:language="pl" fo:country="PL" fo:font-style="normal" fo:font-weight="normal" officeooo:rsid="0039040a" officeooo:paragraph-rsid="0039040a" style:font-style-asian="normal" style:font-weight-asian="normal" style:font-style-complex="normal" style:font-weight-complex="normal"/>
    </style:style>
    <style:style style:name="P74" style:family="paragraph" style:parent-style-name="Text_20_body" style:list-style-name="L26">
      <loext:graphic-properties draw:fill="none"/>
      <style:paragraph-properties fo:margin-left="0in" fo:margin-right="0in" fo:margin-top="0in" fo:margin-bottom="0in" style:contextual-spacing="false" fo:line-height="115%" fo:text-align="start" style:justify-single-word="false" fo:text-indent="0in" style:auto-text-indent="false" fo:background-color="transparent"/>
      <style:text-properties fo:font-size="16pt" fo:language="pl" fo:country="PL" fo:font-style="normal" fo:font-weight="normal" officeooo:rsid="0039040a" officeooo:paragraph-rsid="003a2cfa" style:font-style-asian="normal" style:font-weight-asian="normal" style:font-style-complex="normal" style:font-weight-complex="normal"/>
    </style:style>
    <style:style style:name="P75" style:family="paragraph" style:parent-style-name="Text_20_body" style:list-style-name="L16">
      <style:paragraph-properties fo:text-align="start" style:justify-single-word="false"/>
      <style:text-properties fo:font-size="16pt" fo:language="pl" fo:country="PL" fo:font-style="normal" fo:font-weight="bold" officeooo:rsid="0033093e" officeooo:paragraph-rsid="0033093e" style:font-style-asian="normal" style:font-weight-asian="bold" style:font-style-complex="normal" style:font-weight-complex="bold"/>
    </style:style>
    <style:style style:name="P76" style:family="paragraph" style:parent-style-name="Text_20_body" style:list-style-name="L17">
      <style:paragraph-properties fo:text-align="start" style:justify-single-word="false"/>
      <style:text-properties fo:font-size="16pt" fo:language="pl" fo:country="PL" fo:font-style="normal" fo:font-weight="bold" officeooo:rsid="0033093e" officeooo:paragraph-rsid="0033093e" style:font-style-asian="normal" style:font-weight-asian="bold" style:font-style-complex="normal" style:font-weight-complex="bold"/>
    </style:style>
    <style:style style:name="P77" style:family="paragraph" style:parent-style-name="Text_20_body" style:list-style-name="L18">
      <style:paragraph-properties fo:text-align="start" style:justify-single-word="false"/>
      <style:text-properties fo:font-size="16pt" fo:language="pl" fo:country="PL" fo:font-style="normal" fo:font-weight="bold" officeooo:rsid="0033093e" officeooo:paragraph-rsid="0033093e" style:font-style-asian="normal" style:font-weight-asian="bold" style:font-style-complex="normal" style:font-weight-complex="bold"/>
    </style:style>
    <style:style style:name="P78" style:family="paragraph" style:parent-style-name="Text_20_body">
      <style:paragraph-properties fo:text-align="start" style:justify-single-word="false"/>
      <style:text-properties fo:font-size="16pt" fo:language="pl" fo:country="PL" fo:font-style="normal" fo:font-weight="bold" officeooo:rsid="00348589" officeooo:paragraph-rsid="00348589" style:font-style-asian="normal" style:font-weight-asian="bold" style:font-style-complex="normal" style:font-weight-complex="bold"/>
    </style:style>
    <style:style style:name="P79" style:family="paragraph" style:parent-style-name="Text_20_body">
      <style:paragraph-properties fo:margin-top="0in" fo:margin-bottom="0in" style:contextual-spacing="false" fo:text-align="start" style:justify-single-word="false"/>
      <style:text-properties fo:font-size="16pt" fo:language="pl" fo:country="PL" fo:font-style="normal" fo:font-weight="bold" officeooo:rsid="00348589" officeooo:paragraph-rsid="00348589" style:font-style-asian="normal" style:font-weight-asian="bold" style:font-style-complex="normal" style:font-weight-complex="bold"/>
    </style:style>
    <style:style style:name="P80" style:family="paragraph" style:parent-style-name="Text_20_body">
      <style:paragraph-properties fo:margin-top="0in" fo:margin-bottom="0in" style:contextual-spacing="false" fo:text-align="start" style:justify-single-word="false"/>
      <style:text-properties fo:font-size="16pt" fo:language="pl" fo:country="PL" fo:font-style="normal" fo:font-weight="bold" officeooo:rsid="0035a29c" officeooo:paragraph-rsid="0035a29c" style:font-style-asian="normal" style:font-weight-asian="bold" style:font-style-complex="normal" style:font-weight-complex="bold"/>
    </style:style>
    <style:style style:name="P81" style:family="paragraph" style:parent-style-name="Text_20_body">
      <style:paragraph-properties fo:margin-top="0in" fo:margin-bottom="0in" style:contextual-spacing="false" fo:text-align="start" style:justify-single-word="false"/>
      <style:text-properties fo:font-size="16pt" fo:language="pl" fo:country="PL" fo:font-style="normal" fo:font-weight="bold" officeooo:rsid="0036ebb3" officeooo:paragraph-rsid="0036ebb3" style:font-style-asian="normal" style:font-weight-asian="bold" style:font-style-complex="normal" style:font-weight-complex="bold"/>
    </style:style>
    <style:style style:name="P82" style:family="paragraph" style:parent-style-name="Text_20_body" style:list-style-name="L20">
      <style:paragraph-properties fo:margin-top="0in" fo:margin-bottom="0in" style:contextual-spacing="false" fo:text-align="start" style:justify-single-word="false"/>
      <style:text-properties fo:font-size="16pt" fo:language="pl" fo:country="PL" fo:font-style="normal" fo:font-weight="bold" officeooo:rsid="0036ebb3" officeooo:paragraph-rsid="0036ebb3" style:font-style-asian="normal" style:font-weight-asian="bold" style:font-style-complex="normal" style:font-weight-complex="bold"/>
    </style:style>
    <style:style style:name="P83" style:family="paragraph" style:parent-style-name="Text_20_body" style:list-style-name="L21">
      <style:paragraph-properties fo:margin-top="0in" fo:margin-bottom="0in" style:contextual-spacing="false" fo:text-align="start" style:justify-single-word="false"/>
      <style:text-properties fo:font-size="16pt" fo:language="pl" fo:country="PL" fo:font-style="normal" fo:font-weight="bold" officeooo:rsid="0036ebb3" officeooo:paragraph-rsid="0036ebb3" style:font-style-asian="normal" style:font-weight-asian="bold" style:font-style-complex="normal" style:font-weight-complex="bold"/>
    </style:style>
    <style:style style:name="P84" style:family="paragraph" style:parent-style-name="Text_20_body">
      <style:paragraph-properties fo:margin-top="0in" fo:margin-bottom="0in" style:contextual-spacing="false" fo:text-align="start" style:justify-single-word="false"/>
      <style:text-properties fo:font-size="16pt" fo:language="pl" fo:country="PL" fo:font-style="normal" fo:font-weight="bold" officeooo:rsid="00380889" officeooo:paragraph-rsid="00380889" style:font-style-asian="normal" style:font-weight-asian="bold" style:font-style-complex="normal" style:font-weight-complex="bold"/>
    </style:style>
    <style:style style:name="P85" style:family="paragraph" style:parent-style-name="Text_20_body">
      <style:paragraph-properties fo:margin-top="0in" fo:margin-bottom="0in" style:contextual-spacing="false" fo:text-align="start" style:justify-single-word="false"/>
      <style:text-properties fo:font-size="16pt" fo:language="pl" fo:country="PL" fo:font-style="normal" fo:font-weight="bold" officeooo:rsid="00380889" officeooo:paragraph-rsid="0039040a" style:font-style-asian="normal" style:font-weight-asian="bold" style:font-style-complex="normal" style:font-weight-complex="bold"/>
    </style:style>
    <style:style style:name="P86" style:family="paragraph" style:parent-style-name="Text_20_body">
      <style:paragraph-properties fo:margin-top="0in" fo:margin-bottom="0in" style:contextual-spacing="false" fo:text-align="start" style:justify-single-word="false"/>
      <style:text-properties fo:font-size="16pt" fo:language="pl" fo:country="PL" fo:font-style="normal" fo:font-weight="bold" officeooo:rsid="0039040a" officeooo:paragraph-rsid="0039040a" style:font-style-asian="normal" style:font-weight-asian="bold" style:font-style-complex="normal" style:font-weight-complex="bold"/>
    </style:style>
    <style:style style:name="P87" style:family="paragraph" style:parent-style-name="Text_20_body" style:master-page-name="">
      <loext:graphic-properties draw:fill="none"/>
      <style:paragraph-properties fo:margin-left="0in" fo:margin-right="0in" fo:margin-top="0in" fo:margin-bottom="0in" style:contextual-spacing="false" fo:line-height="115%" fo:text-align="start" style:justify-single-word="false" fo:text-indent="0in" style:auto-text-indent="false" style:page-number="auto" fo:background-color="transparent"/>
      <style:text-properties fo:font-size="16pt" fo:language="pl" fo:country="PL" fo:font-style="normal" fo:font-weight="bold" officeooo:rsid="0039040a" officeooo:paragraph-rsid="0039040a" style:font-style-asian="normal" style:font-weight-asian="bold" style:font-style-complex="normal" style:font-weight-complex="bold"/>
    </style:style>
    <style:style style:name="P88" style:family="paragraph" style:parent-style-name="Text_20_body">
      <loext:graphic-properties draw:fill="none"/>
      <style:paragraph-properties fo:margin-left="0in" fo:margin-right="0in" fo:margin-top="0in" fo:margin-bottom="0in" style:contextual-spacing="false" fo:line-height="115%" fo:text-align="start" style:justify-single-word="false" fo:text-indent="0in" style:auto-text-indent="false" fo:break-before="page" fo:background-color="transparent"/>
      <style:text-properties fo:font-size="16pt" fo:language="pl" fo:country="PL" fo:font-style="normal" fo:font-weight="bold" officeooo:rsid="0039040a" officeooo:paragraph-rsid="0039040a" style:font-style-asian="normal" style:font-weight-asian="bold" style:font-style-complex="normal" style:font-weight-complex="bold"/>
    </style:style>
    <style:style style:name="P89" style:family="paragraph" style:parent-style-name="Text_20_body" style:list-style-name="L26">
      <loext:graphic-properties draw:fill="none"/>
      <style:paragraph-properties fo:margin-left="0in" fo:margin-right="0in" fo:margin-top="0in" fo:margin-bottom="0in" style:contextual-spacing="false" fo:line-height="115%" fo:text-align="start" style:justify-single-word="false" fo:text-indent="0in" style:auto-text-indent="false" fo:background-color="transparent"/>
      <style:text-properties fo:font-size="16pt" fo:language="pl" fo:country="PL" fo:font-style="normal" fo:font-weight="bold" officeooo:rsid="0039040a" officeooo:paragraph-rsid="0039040a" style:font-style-asian="normal" style:font-weight-asian="bold" style:font-style-complex="normal" style:font-weight-complex="bold"/>
    </style:style>
    <style:style style:name="P90" style:family="paragraph" style:parent-style-name="Text_20_body">
      <style:paragraph-properties fo:margin-top="0in" fo:margin-bottom="0in" style:contextual-spacing="false" fo:text-align="start" style:justify-single-word="false"/>
      <style:text-properties officeooo:paragraph-rsid="0036ebb3"/>
    </style:style>
    <style:style style:name="P91" style:family="paragraph" style:parent-style-name="Text_20_body">
      <style:paragraph-properties fo:text-align="start" style:justify-single-word="false"/>
      <style:text-properties fo:language="pl" fo:country="PL" fo:font-style="italic" fo:font-weight="bold" officeooo:rsid="001d710d" officeooo:paragraph-rsid="001d710d" style:font-style-asian="italic" style:font-weight-asian="bold" style:font-style-complex="italic" style:font-weight-complex="bold"/>
    </style:style>
    <style:style style:name="P92" style:family="paragraph" style:parent-style-name="Text_20_body">
      <style:paragraph-properties fo:text-align="start" style:justify-single-word="false"/>
      <style:text-properties fo:language="pl" fo:country="PL" fo:font-style="italic" fo:font-weight="bold" officeooo:rsid="001d710d" officeooo:paragraph-rsid="002156dc" style:font-style-asian="italic" style:font-weight-asian="bold" style:font-style-complex="italic" style:font-weight-complex="bold"/>
    </style:style>
    <style:style style:name="P93" style:family="paragraph" style:parent-style-name="Text_20_body">
      <style:paragraph-properties fo:text-align="start" style:justify-single-word="false" fo:break-before="page"/>
      <style:text-properties fo:language="pl" fo:country="PL" officeooo:rsid="001d710d" officeooo:paragraph-rsid="002156dc"/>
    </style:style>
    <style:style style:name="P94" style:family="paragraph" style:parent-style-name="Text_20_body">
      <style:paragraph-properties fo:text-align="start" style:justify-single-word="false"/>
      <style:text-properties fo:language="pl" fo:country="PL" officeooo:rsid="001d710d" officeooo:paragraph-rsid="002410d9"/>
    </style:style>
    <style:style style:name="P95" style:family="paragraph" style:parent-style-name="Text_20_body">
      <style:text-properties fo:language="pl" fo:country="PL" officeooo:rsid="002156dc" officeooo:paragraph-rsid="002156dc"/>
    </style:style>
    <style:style style:name="P96" style:family="paragraph" style:parent-style-name="Text_20_body" style:list-style-name="L12">
      <style:text-properties fo:language="pl" fo:country="PL" officeooo:rsid="002156dc" officeooo:paragraph-rsid="002156dc"/>
    </style:style>
    <style:style style:name="P97" style:family="paragraph" style:parent-style-name="Text_20_body">
      <style:paragraph-properties fo:text-align="center" style:justify-single-word="false"/>
      <style:text-properties fo:language="pl" fo:country="PL" officeooo:rsid="002410d9" officeooo:paragraph-rsid="002410d9"/>
    </style:style>
    <style:style style:name="P98" style:family="paragraph">
      <loext:graphic-properties draw:fill="none" draw:fill-color="#ffffff"/>
    </style:style>
    <style:style style:name="T1" style:family="text">
      <style:text-properties officeooo:rsid="00185ceb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20pt" officeooo:rsid="00185ceb" style:font-size-asian="20pt" style:font-size-complex="20pt"/>
    </style:style>
    <style:style style:name="T4" style:family="text">
      <style:text-properties fo:font-size="20pt" officeooo:rsid="00199bcf" style:font-size-asian="20pt" style:font-size-complex="20pt"/>
    </style:style>
    <style:style style:name="T5" style:family="text">
      <style:text-properties fo:font-size="20pt" officeooo:rsid="001d710d" style:font-size-asian="20pt" style:font-size-complex="20pt"/>
    </style:style>
    <style:style style:name="T6" style:family="text">
      <style:text-properties fo:font-size="20pt" officeooo:rsid="002156dc" style:font-size-asian="20pt" style:font-size-complex="20pt"/>
    </style:style>
    <style:style style:name="T7" style:family="text">
      <style:text-properties fo:font-size="20pt" officeooo:rsid="002763a0" style:font-size-asian="20pt" style:font-size-complex="20pt"/>
    </style:style>
    <style:style style:name="T8" style:family="text">
      <style:text-properties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9" style:family="text">
      <style:text-properties fo:font-size="20pt" fo:font-style="italic" fo:font-weight="bold" officeooo:rsid="002156dc" style:font-size-asian="20pt" style:font-style-asian="italic" style:font-weight-asian="bold" style:font-size-complex="20pt" style:font-style-complex="italic" style:font-weight-complex="bold"/>
    </style:style>
    <style:style style:name="T10" style:family="text">
      <style:text-properties fo:font-size="20pt" fo:font-style="italic" fo:font-weight="bold" officeooo:rsid="002410d9" style:font-size-asian="20pt" style:font-style-asian="italic" style:font-weight-asian="bold" style:font-size-complex="20pt" style:font-style-complex="italic" style:font-weight-complex="bold"/>
    </style:style>
    <style:style style:name="T11" style:family="text">
      <style:text-properties officeooo:rsid="001b267a"/>
    </style:style>
    <style:style style:name="T12" style:family="text">
      <style:text-properties officeooo:rsid="001bf48e"/>
    </style:style>
    <style:style style:name="T13" style:family="text">
      <style:text-properties fo:font-style="normal" style:font-style-asian="normal" style:font-style-complex="normal"/>
    </style:style>
    <style:style style:name="T14" style:family="text">
      <style:text-properties fo:font-style="normal" fo:font-weight="bold" officeooo:rsid="001bf48e" style:font-style-asian="normal" style:font-weight-asian="bold" style:font-style-complex="normal" style:font-weight-complex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style="italic" fo:font-weight="bold" style:font-style-asian="italic" style:font-weight-asian="bold" style:font-style-complex="italic" style:font-weight-complex="bold"/>
    </style:style>
    <style:style style:name="T17" style:family="text">
      <style:text-properties fo:font-style="italic" fo:font-weight="bold" officeooo:rsid="001bf48e" style:font-style-asian="italic" style:font-weight-asian="bold" style:font-style-complex="italic" style:font-weight-complex="bold"/>
    </style:style>
    <style:style style:name="T18" style:family="text">
      <style:text-properties fo:font-style="italic" fo:font-weight="bold" officeooo:rsid="00283841" style:font-style-asian="italic" style:font-weight-asian="bold" style:font-style-complex="italic" style:font-weight-complex="bold"/>
    </style:style>
    <style:style style:name="T19" style:family="text">
      <style:text-properties fo:font-style="italic" officeooo:rsid="0033093e" style:font-style-asian="italic" style:font-style-complex="italic"/>
    </style:style>
    <style:style style:name="T20" style:family="text">
      <style:text-properties fo:font-style="italic" style:text-underline-style="solid" style:text-underline-width="auto" style:text-underline-color="font-color" fo:font-weight="bold" officeooo:rsid="0033093e" style:font-style-asian="italic" style:font-weight-asian="bold" style:font-style-complex="italic" style:font-weight-complex="bold"/>
    </style:style>
    <style:style style:name="T21" style:family="text">
      <style:text-properties fo:font-size="12pt"/>
    </style:style>
    <style:style style:name="T22" style:family="text">
      <style:text-properties fo:color="#c9211e" loext:opacity="100%" fo:font-size="12pt"/>
    </style:style>
    <style:style style:name="T23" style:family="text">
      <style:text-properties fo:color="#000000" loext:opacity="100%" fo:font-size="12pt"/>
    </style:style>
    <style:style style:name="T24" style:family="text">
      <style:text-properties fo:color="#000000" loext:opacity="100%" style:font-name="Liberation Serif1" fo:font-size="13pt" style:text-underline-style="solid" style:text-underline-width="auto" style:text-underline-color="font-color" fo:font-weight="bold" style:font-size-asian="11pt" style:font-weight-asian="bold" style:font-size-complex="12pt"/>
    </style:style>
    <style:style style:name="T25" style:family="text">
      <style:text-properties fo:color="#000000" loext:opacity="100%" style:font-name="Liberation Serif1" fo:font-size="15pt" style:text-underline-style="solid" style:text-underline-width="auto" style:text-underline-color="font-color" fo:font-weight="bold" style:font-size-asian="11pt" style:font-weight-asian="bold" style:font-size-complex="12pt"/>
    </style:style>
    <style:style style:name="T26" style:family="text">
      <style:text-properties fo:color="#000000" loext:opacity="100%" style:font-name="Liberation Serif1" fo:font-size="15pt" style:text-underline-style="solid" style:text-underline-width="auto" style:text-underline-color="font-color" fo:font-weight="bold" officeooo:rsid="001bf48e" style:font-size-asian="11pt" style:font-weight-asian="bold" style:font-size-complex="12pt"/>
    </style:style>
    <style:style style:name="T27" style:family="text">
      <style:text-properties fo:language="pl" fo:country="PL"/>
    </style:style>
    <style:style style:name="T28" style:family="text">
      <style:text-properties officeooo:rsid="002baa61"/>
    </style:style>
    <style:style style:name="T29" style:family="text">
      <style:text-properties officeooo:rsid="002d017c"/>
    </style:style>
    <style:style style:name="T30" style:family="text">
      <style:text-properties officeooo:rsid="002df4bc"/>
    </style:style>
    <style:style style:name="T31" style:family="text">
      <style:text-properties officeooo:rsid="002e9a5d"/>
    </style:style>
    <style:style style:name="T32" style:family="text">
      <style:text-properties style:font-name="Liberation Serif" fo:font-style="italic" fo:font-weight="bold" style:font-style-asian="italic" style:font-weight-asian="bold" style:font-style-complex="italic" style:font-weight-complex="bold"/>
    </style:style>
    <style:style style:name="T33" style:family="text">
      <style:text-properties style:font-name="Liberation Serif1" fo:font-style="italic" fo:font-weight="bold" style:font-style-asian="italic" style:font-weight-asian="bold" style:font-style-complex="italic" style:font-weight-complex="bold"/>
    </style:style>
    <style:style style:name="T34" style:family="text">
      <style:text-properties fo:font-size="18pt" style:font-size-asian="18pt" style:font-size-complex="18pt"/>
    </style:style>
    <style:style style:name="T35" style:family="text">
      <style:text-properties fo:font-weight="normal" style:font-weight-asian="normal" style:font-weight-complex="normal"/>
    </style:style>
    <style:style style:name="T36" style:family="text">
      <style:text-properties fo:font-size="16pt" fo:language="pl" fo:country="PL" fo:font-style="normal" fo:font-weight="bold" officeooo:rsid="0036ebb3" style:font-style-asian="normal" style:font-weight-asian="bold" style:font-style-complex="normal" style:font-weight-complex="bold"/>
    </style:style>
    <style:style style:name="T37" style:family="text">
      <style:text-properties fo:font-size="16pt" fo:language="pl" fo:country="PL" fo:font-style="normal" fo:font-weight="normal" officeooo:rsid="0036ebb3" style:font-style-asian="normal" style:font-weight-asian="normal" style:font-style-complex="normal" style:font-weight-complex="normal"/>
    </style:style>
    <style:style style:name="T38" style:family="text">
      <style:text-properties officeooo:rsid="00348589"/>
    </style:style>
    <style:style style:name="T39" style:family="text">
      <style:text-properties officeooo:rsid="0035a29c"/>
    </style:style>
    <style:style style:name="T40" style:family="text">
      <style:text-properties officeooo:rsid="0039040a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2.725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Podstawy rachunkowości (cwiczenia) <text:span text:style-name="T1">(2023/11/4)</text:span></text:p>
      <text:p text:style-name="P31">Pierwsze spotkanie:</text:p>
      <text:p text:style-name="P31"/>
      <text:p text:style-name="P32">Prowadząca: Karolina Smetek<text:span text:style-name="T3"/></text:p>
      <text:p text:style-name="Standard"><text:span text:style-name="T27">e-mail: </text:span><text:a xlink:type="simple" xlink:href="mailto:karolina.smetek@tu.koszalin.pl" text:style-name="Internet_20_link" text:visited-style-name="Visited_20_Internet_20_Link"><text:span text:style-name="T27">karolina.smetek@tu.koszalin.pl</text:span></text:a></text:p>
      <text:p text:style-name="P33">Konsultacja 12:20-13:20 (pt)</text:p>
      <text:p text:style-name="P33"/>
      <text:p text:style-name="P33">Literatura:</text:p>
      <text:p text:style-name="P33"><text:tab/>Podstawowa:</text:p>
      <text:p text:style-name="P33"><text:tab/><text:tab/>Ustawa z dnia 29/4/1994 o rachunkowości</text:p>
      <text:p text:style-name="P33"><text:tab/><text:tab/>Zadania z podstaw rachunkowości, Politechnika Koszalińska 2019</text:p>
      <text:p text:style-name="P33"><text:tab/><text:tab/>Podręcznik do samodzielnej nauki księgowania, ODDK Gdańsk 2018</text:p>
      <text:p text:style-name="P33"/>
      <text:p text:style-name="P33">Temawy zajęć:</text:p>
      <text:p text:style-name="P33">1. Zasady I funkcje rachunkowości, klasyfukacja aktywów I pasywów</text:p>
      <text:p text:style-name="P33">2. Tworzenie bilansu uproszczonego</text:p>
      <text:p text:style-name="P33">3. Operacje gospodarcze I ich wpływ na strukture bilansu</text:p>
      <text:p text:style-name="P33">4. Ewidencja operacji na kontach biłansowych, tworzenie zeswawienia obrorów o sald</text:p>
      <text:p text:style-name="P33">5. Księgi pomocnicze I poprawianie błędów księgowych</text:p>
      <text:p text:style-name="P33">6. Ewidencja na kontach wynikowych I tworzenie wyniky finansowego.</text:p>
      <text:p text:style-name="P33"/>
      <text:p text:style-name="P33">Warunki zaliczenia przedmiotu:</text:p>
      <text:p text:style-name="P33">2 kołokwiuma (1,2,3) (4,5,6)</text:p>
      <text:p text:style-name="P33">Max. 2 nieobecności bez dokumentów</text:p>
      <text:p text:style-name="P33">Zaliczenie od 55%</text:p>
      <text:p text:style-name="P33"/>
      <text:p text:style-name="P7"><text:span text:style-name="T4">Pod</text:span><text:span text:style-name="T2">stawy rachunkowości (</text:span><text:span text:style-name="T3">wykłady</text:span><text:span text:style-name="T2">) </text:span><text:span text:style-name="T3">(2023/11/11)</text:span></text:p>
      <text:p text:style-name="P31">Istota współczesnej rachunkowości, wykład 1</text:p>
      <text:p text:style-name="P34"/>
      <text:p text:style-name="P35">Rachunkowość jest zarządzaniem finansów, jest potrzebną dla rozmów z finansystami.</text:p>
      <text:p text:style-name="P35"/>
      <text:p text:style-name="P35"/>
      <text:p text:style-name="P40">Literatura: </text:p>
      <text:p text:style-name="P35"/>
      <text:list xml:id="list4229449566" text:style-name="L1">
        <text:list-item>
          <text:p text:style-name="P36">Rachunkowość na tle rozwaiązań międzynarodowych (Difin, 2007)</text:p>
        </text:list-item>
        <text:list-item>
          <text:p text:style-name="P36">Rachunkowość. Zasady prowadzenia po przystąpieniu do UE.</text:p>
        </text:list-item>
        <text:list-item>
          <text:p text:style-name="P36">Wzorcowy wykaz kont. Komentarz do znowelizowaniej ustawy o rachunkowości</text:p>
        </text:list-item>
      </text:list>
      <text:p text:style-name="P35"/>
      <text:p text:style-name="P35"/>
      <text:p text:style-name="P35"/>
      <text:p text:style-name="P16">Pojęcie rachunkowości:</text:p>
      <text:p text:style-name="P35"/>
      <text:p text:style-name="P35">Rachunkowość to system gromadzenia I przetwarzania daych oraz prezentowania informacji ekonomiczno-finansowych.</text:p>
      <text:p text:style-name="P35"/>
      <text:p text:style-name="P35"/>
      <text:p text:style-name="P18">Współczesny podział rachunkowości:</text:p>
      <text:p text:style-name="P18"/>
      <text:list text:style-name="L2">
        <text:list-item>
          <text:p text:style-name="P11">Teoria Rachunkowości</text:p>
        </text:list-item>
        <text:list-item>
          <text:p text:style-name="P11">Polityka Rachunkowości</text:p>
        </text:list-item>
        <text:list-item>
          <text:p text:style-name="P11">Praktyka Rachunkowości </text:p>
        </text:list-item>
      </text:list>
      <text:p text:style-name="P12"/>
      <text:p text:style-name="P12">Rachunkowość stosowaną w praktyce można podzielić na:</text:p>
      <text:p text:style-name="P12"/>
      <text:list text:style-name="L3">
        <text:list-item>
          <text:p text:style-name="P13">Rachunkowość finasowa</text:p>
        </text:list-item>
        <text:list-item>
          <text:p text:style-name="P13">Rachunkowość zarządcza</text:p>
        </text:list-item>
      </text:list>
      <text:p text:style-name="P18"/>
      <text:p text:style-name="P18">Cechy rachunkowości:</text:p>
      <text:p text:style-name="P18"/>
      <text:list text:style-name="L4">
        <text:list-item>
          <text:p text:style-name="P19">Wartościowe opisywanie procesów I operacji gospodarczych</text:p>
        </text:list-item>
        <text:list-item>
          <text:p text:style-name="P44">Stosowanie metody bilansowej</text:p>
        </text:list-item>
        <text:list-item>
          <text:p text:style-name="P44">Stosowanie reguły podwójnego zapisy</text:p>
        </text:list-item>
        <text:list-item>
          <text:p text:style-name="P44">Stosowanie KONTA</text:p>
        </text:list-item>
        <text:list-item>
          <text:p text:style-name="P44">Obowiązek udokumentowania zapisów stwierdzających fakt wystąpięnia operacji gospodarczej</text:p>
        </text:list-item>
        <text:list-item>
          <text:p text:style-name="P44">Weryfikacja zapisów za pomocą inwentaryzacji.</text:p>
        </text:list-item>
        <text:list-item>
          <text:p text:style-name="P44">Zachowanie ciągłości bilansowej, dzięki stosowaniu metody “od bilansu do bilansu”</text:p>
        </text:list-item>
      </text:list>
      <text:p text:style-name="P6">Podstawy rachunkowości (cwiczenia) <text:span text:style-name="T1">(2023/11/</text:span><text:span text:style-name="T11">11</text:span><text:span text:style-name="T1">)</text:span></text:p>
      <text:p text:style-name="P17"><text:span text:style-name="T12">Efekty uczenia się</text:span>:</text:p>
      <text:p text:style-name="P17"/>
      <text:p text:style-name="P38"><text:span text:style-name="T14">Wiedza</text:span><text:span text:style-name="T17">:</text:span></text:p>
      <text:list text:style-name="L5">
        <text:list-item>
          <text:p text:style-name="P49">Podstawowe przepisy prawne regulujące zasady, metody, I techniki prowadzenia rachunkowości w jednostkach gospodarczych</text:p>
        </text:list-item>
        <text:list-item>
          <text:p text:style-name="P49">Zasady ujmowania operacji gospodarczych na kontach księgowych oraz sposób interpretacji zapisów ujętnych w ewidencji księgowych</text:p>
        </text:list-item>
        <text:list-item>
          <text:p text:style-name="P49">Zakres, ogólna struktura sprawodzewnia finansowego sporzadzonego według zasad <text:span text:style-name="T13">obowiązajacych</text:span></text:p>
          <text:p text:style-name="P45"/>
        </text:list-item>
      </text:list>
      <text:p text:style-name="P46">Umiejętności:</text:p>
      <text:list text:continue-list="list4229449566" text:style-name="L1">
        <text:list-item>
          <text:p text:style-name="P48">-</text:p>
        </text:list-item>
        <text:list-item>
          <text:p text:style-name="P48">-</text:p>
        </text:list-item>
        <text:list-item>
          <text:p text:style-name="P48">-</text:p>
          <text:p text:style-name="P48"/>
        </text:list-item>
      </text:list>
      <text:p text:style-name="P46">Kompetencje:</text:p>
      <text:list text:continue-numbering="true" text:style-name="L1">
        <text:list-item>
          <text:p text:style-name="P37">-</text:p>
        </text:list-item>
        <text:list-item>
          <text:p text:style-name="P37">-</text:p>
        </text:list-item>
        <text:list-item>
          <text:p text:style-name="P37">-</text:p>
        </text:list-item>
      </text:list>
      <text:p text:style-name="P39"/>
      <text:p text:style-name="P39"/>
      <text:p text:style-name="P17"><text:span text:style-name="T12">Aktywa</text:span>:</text:p>
      <text:p text:style-name="P14">Podział aktywów</text:p>
      <text:p text:style-name="P14"/>
      <text:list text:style-name="L6">
        <text:list-item>
          <text:p text:style-name="P15">Aktywa trwałe (długoterminowy – od 1 roku)</text:p>
          <text:list>
            <text:list-item>
              <text:p text:style-name="P15">Wartości prawne/niematerialne (patenty, opragromowania, licencje)</text:p>
            </text:list-item>
            <text:list-item>
              <text:p text:style-name="P15">Rzeczowe aktywa (środki trwałe, nieruchomość, środki transportu, maszyny, środki trwałe w budowie)</text:p>
            </text:list-item>
            <text:list-item>
              <text:p text:style-name="P15">Należności długoterminowe ()</text:p>
            </text:list-item>
            <text:list-item>
              <text:p text:style-name="P15">Inwestycje długoterminowe (udzielone pożyczki, papiery wartościowe, akcje, udziały od 1 roku)</text:p>
            </text:list-item>
            <text:list-item>
              <text:p text:style-name="P15">Długoterminowe rozliczenia międzyokresowe</text:p>
              <text:p text:style-name="P15"/>
            </text:list-item>
          </text:list>
        </text:list-item>
        <text:list-item>
          <text:p text:style-name="P15">Aktywa obrotowe (krótkoterminowy – do 1 roku)</text:p>
          <text:list>
            <text:list-item>
              <text:p text:style-name="P15">Zapasy (Materiały, półprodukty produkcja w toku, produkty/wyroby gotowe, towary)</text:p>
            </text:list-item>
            <text:list-item>
              <text:p text:style-name="P47"><text:span text:style-name="T21">Należności ktrótoterminowe (Należności od odbiorców </text:span><text:span text:style-name="T22">(</text:span><text:span text:style-name="T23">do 12 miesięcy, </text:span><text:span text:style-name="T22">od 12 miesięcy)</text:span><text:span text:style-name="T23">, należności od pracowników</text:span><text:span text:style-name="T21">)</text:span></text:p>
            </text:list-item>
            <text:list-item>
              <text:p text:style-name="P47">Inwestycje krótkoterminowe (<text:span text:style-name="T21">udzielone pożyczki do 12 miesięcy, akcje I udziały do 12 miesięcy, środki pieniężnie w kasie, na rachunkach bankowych</text:span>)</text:p>
            </text:list-item>
            <text:list-item>
              <text:p text:style-name="P47">Krótkoterminowe rozliczenia międzyokresowe </text:p>
            </text:list-item>
          </text:list>
        </text:list-item>
      </text:list>
      <text:p text:style-name="P41"/>
      <text:p text:style-name="P41"/>
      <text:p text:style-name="P41"/>
      <text:p text:style-name="P41"/>
      <text:p text:style-name="P41"/>
      <text:p text:style-name="P1"><text:soft-page-break/><text:span text:style-name="T25">Zadanie 6. (1.14/s.17)</text:span><text:span text:style-name="T24">:</text:span></text:p>
      <text:p text:style-name="P3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0">Aktywa trwale</text:p>
          </table:table-cell>
          <table:table-cell table:style-name="Table1.B1" office:value-type="string">
            <text:p text:style-name="P10">Aktywa obrotowe</text:p>
          </table:table-cell>
        </table:table-row>
        <table:table-row>
          <table:table-cell table:style-name="Table1.A2" office:value-type="string">
            <text:p text:style-name="P10">1,2,3,6,8,10,11,14</text:p>
          </table:table-cell>
          <table:table-cell table:style-name="Table1.B2" office:value-type="string">
            <text:p text:style-name="P10">4,5,7,12,13,15,16</text:p>
          </table:table-cell>
        </table:table-row>
      </table:table>
      <text:p text:style-name="P41"/>
      <text:p text:style-name="P2"><text:span text:style-name="T25">Zadanie </text:span><text:span text:style-name="T26">7</text:span><text:span text:style-name="T25">. (1.1</text:span><text:span text:style-name="T26">5</text:span><text:span text:style-name="T25">/s.17-</text:span><text:span text:style-name="T26">18</text:span><text:span text:style-name="T25">)</text:span><text:span text:style-name="T24">:</text:span></text:p>
      <text:p text:style-name="P4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0">Aktywa trwale</text:p>
          </table:table-cell>
          <table:table-cell table:style-name="Table2.B1" office:value-type="string">
            <text:p text:style-name="P10">Aktywa obrotowe</text:p>
          </table:table-cell>
        </table:table-row>
        <table:table-row>
          <table:table-cell table:style-name="Table2.A2" office:value-type="string">
            <text:p text:style-name="P10">2, 3, 5, 8, 10, 12, 13</text:p>
          </table:table-cell>
          <table:table-cell table:style-name="Table2.B2" office:value-type="string">
            <text:p text:style-name="P10">1, 4, 6, 7, 9, 11, 14, 15, 16</text:p>
          </table:table-cell>
        </table:table-row>
      </table:table>
      <text:p text:style-name="P41"/>
      <text:p text:style-name="P8"><text:span text:style-name="T4">Pod</text:span><text:span text:style-name="T2">stawy rachunkowości (</text:span><text:span text:style-name="T3">wykłady</text:span><text:span text:style-name="T2">) </text:span><text:span text:style-name="T3">(2023/11/1</text:span><text:span text:style-name="T5">8</text:span><text:span text:style-name="T3">)</text:span></text:p>
      <text:p text:style-name="P91"><text:span text:style-name="T3">Z</text:span><text:span text:style-name="T2">akres Rachunkowości</text:span></text:p>
      <text:p text:style-name="P50">1. <text:span text:style-name="T15">Przyjęte zasady rachunkowości</text:span>:</text:p>
      <text:list text:style-name="L7">
        <text:list-item>
          <text:p text:style-name="P51">zakladowy plan kont</text:p>
        </text:list-item>
        <text:list-item>
          <text:p text:style-name="P51">wykaz stosowanych ksiąg rachunkowych</text:p>
        </text:list-item>
        <text:list-item>
          <text:p text:style-name="P51">dokumentacja systemu przetwarzania danych przy pomocy komputera</text:p>
        </text:list-item>
      </text:list>
      <text:p text:style-name="P50">2. <text:span text:style-name="T15">Prowadzenie ksiąg rachunkowych</text:span></text:p>
      <text:list text:style-name="L8">
        <text:list-item>
          <text:p text:style-name="P52">dziennik</text:p>
        </text:list-item>
        <text:list-item>
          <text:p text:style-name="P52">konta księgi głównej</text:p>
        </text:list-item>
        <text:list-item>
          <text:p text:style-name="P52">konta księgi pomocniczych</text:p>
        </text:list-item>
        <text:list-item>
          <text:p text:style-name="P53">wykaz składnikow aktywów I pasywów (inwentarz)</text:p>
        </text:list-item>
      </text:list>
      <text:p text:style-name="P54">3. <text:span text:style-name="T15">Inwentaryzacja</text:span>, czyli okresowe ustałanie I sprawdzanie stanów aktywów I pasywów</text:p>
      <text:p text:style-name="P54">4. <text:span text:style-name="T15">Wycena aktywów o pasyswów </text:span>oraz ustalanie wyniku finansowego</text:p>
      <text:p text:style-name="P54">5. <text:span text:style-name="T15">Sprorządzanie sprawodzań finansowych</text:span>:</text:p>
      <text:list text:style-name="L9">
        <text:list-item>
          <text:p text:style-name="P55">bilans</text:p>
        </text:list-item>
        <text:list-item>
          <text:p text:style-name="P55">rachunek zysków I strat</text:p>
        </text:list-item>
        <text:list-item>
          <text:p text:style-name="P55">informacja dadatkowa</text:p>
        </text:list-item>
        <text:list-item>
          <text:p text:style-name="P55">rachunek przepływów pieniężnych</text:p>
        </text:list-item>
      </text:list>
      <text:p text:style-name="P56">6. <text:span text:style-name="T15">Gromadzenia I przechowywanie dowodów księgowych I pozostałej dokumentacji</text:span>:</text:p>
      <text:list text:style-name="L10">
        <text:list-item>
          <text:p text:style-name="P57">dowody księgowe</text:p>
        </text:list-item>
        <text:list-item>
          <text:p text:style-name="P57">księgi rachunkowe</text:p>
        </text:list-item>
        <text:list-item>
          <text:p text:style-name="P57">dokumenty inwentaryzacyjne</text:p>
        </text:list-item>
        <text:list-item>
          <text:p text:style-name="P57">sprawozdania finansowe</text:p>
        </text:list-item>
      </text:list>
      <text:p text:style-name="P56">7. <text:span text:style-name="T15">Badanie I ogłaszenie </text:span>sprawozdań finansowych</text:p>
      <text:p text:style-name="P56"/>
      <text:p text:style-name="P92"><text:span text:style-name="T6">Zasady </text:span><text:span text:style-name="T2">Rachunkowości:</text:span></text:p>
      <text:list text:style-name="L11">
        <text:list-item>
          <text:p text:style-name="P58">wiernego obrazy</text:p>
        </text:list-item>
        <text:list-item>
          <text:p text:style-name="P58">konynuacji działalności</text:p>
        </text:list-item>
        <text:list-item>
          <text:p text:style-name="P58">ciągłości</text:p>
        </text:list-item>
        <text:list-item>
          <text:p text:style-name="P58">memoralową</text:p>
        </text:list-item>
        <text:list-item>
          <text:p text:style-name="P58">ostrożnej wyceny</text:p>
        </text:list-item>
        <text:list-item>
          <text:p text:style-name="P58">współmierności</text:p>
        </text:list-item>
        <text:list-item>
          <text:p text:style-name="P59">istotności</text:p>
        </text:list-item>
        <text:list-item>
          <text:p text:style-name="P59">wyższości treści nad formą</text:p>
        </text:list-item>
        <text:list-item>
          <text:p text:style-name="P59">peryodyzacji</text:p>
          <text:p text:style-name="P20"/>
        </text:list-item>
      </text:list>
      <text:p text:style-name="P93"><text:span text:style-name="T9">Podmiot </text:span><text:span text:style-name="T8">Rachunkowości:</text:span></text:p>
      <text:p text:style-name="P95">Podmiotami Rachunkowości są podmioty, które prowadzą rachunkowość niezależnie od tego, jakiego radzaju procesy gospodarcze w nuch występują.</text:p>
      <text:list text:style-name="L12">
        <text:list-item>
          <text:p text:style-name="P96">Spółki handlowe (osobowe/kapitalowe)</text:p>
        </text:list-item>
        <text:list-item>
          <text:p text:style-name="P96">Spółki cywilne</text:p>
        </text:list-item>
        <text:list-item>
          <text:p text:style-name="P96">Osysby fizyczne I Spółki cywilne osob fizycznych</text:p>
        </text:list-item>
        <text:list-item>
          <text:p text:style-name="P96">Jednostki organizacyjne na podstawie prawa bankowego/prawa o publicznym obrocie papierami wartościowymi I fundoszach powierhiczych, przepisów o funduszach onwestycyjnych, </text:p>
        </text:list-item>
        <text:list-item>
          <text:p text:style-name="P96">(--)</text:p>
        </text:list-item>
      </text:list>
      <text:p text:style-name="P94"><text:span text:style-name="T10">Struktura majątku jednostki</text:span><text:span text:style-name="T8">:</text:span></text:p>
      <text:p text:style-name="P97">Majątek jednostki</text:p>
      <text:p text:style-name="P97">Ujęcie rzeczowe aktywa <text:s text:c="61"/>Ujęcie rzeczowe pasywa</text:p>
      <text:p text:style-name="P97"><draw:frame text:anchor-type="paragraph" draw:z-index="0" draw:name="Text Frame 1" draw:style-name="gr1" draw:text-style-name="P98" svg:width="2.5496in" svg:height="2.726in" svg:x="0.1335in" svg:y="0.1028in"><draw:text-box><text:p>Aktywa trwałe:</text:p><text:p/><text:p>* Wartości niematerialne I prawne</text:p><text:p>* Rzeczowe aktywa trwale</text:p><text:p>* Należności długoterminowe</text:p><text:p>* Inwestycje długoterminowe</text:p><text:p>* Długoterminowe rozliczenia międzyokresowe</text:p></draw:text-box></draw:frame></text:p>
      <text:p text:style-name="P97"/>
      <text:p text:style-name="P97"/>
      <text:p text:style-name="P97"/>
      <text:p text:style-name="P97"/>
      <text:p text:style-name="P97"/>
      <text:p text:style-name="P63"/>
      <text:p text:style-name="P9"><text:span text:style-name="T4">Pod</text:span><text:span text:style-name="T2">stawy rachunkowości (</text:span><text:span text:style-name="T7">czwiczenia</text:span><text:span text:style-name="T2">) </text:span><text:span text:style-name="T3">(2023/11/1</text:span><text:span text:style-name="T2">8</text:span><text:span text:style-name="T3">)</text:span></text:p>
      <text:p text:style-name="P64">Pasywa</text:p>
      <text:p text:style-name="P21">Podział pasywów:</text:p>
      <text:list text:style-name="L13">
        <text:list-item>
          <text:p text:style-name="P27">Kapitał własny</text:p>
        </text:list-item>
        <text:list-item>
          <text:p text:style-name="P27">Zobowiązanie I rezerwy zabowiązania</text:p>
        </text:list-item>
      </text:list>
      <text:p text:style-name="P28"/>
      <text:p text:style-name="P21">Podział kapitału (funduszu) własnego:</text:p>
      <text:list text:style-name="L14">
        <text:list-item>
          <text:p text:style-name="P22">Kapitał (fundusz) podstawowy (Fundament przedsiębiorstwa)</text:p>
        </text:list-item>
        <text:list-item>
          <text:p text:style-name="P22">Kapitał (fundusz) zapasowy </text:p>
        </text:list-item>
        <text:list-item>
          <text:p text:style-name="P22">Kapitał (fundusz) z aktualizacji wyceny </text:p>
        </text:list-item>
        <text:list-item>
          <text:p text:style-name="P22">Pozostałe kapitały (fundusze) rezerwowe</text:p>
        </text:list-item>
        <text:list-item>
          <text:p text:style-name="P22">Zysk (strata) z lat ubiegłych</text:p>
        </text:list-item>
        <text:list-item>
          <text:p text:style-name="P22">Zysk (strata) netto</text:p>
        </text:list-item>
        <text:list-item>
          <text:p text:style-name="P22">Odpisy z zysku netto w ciągu roku obrotowego (wieklość ujemna)</text:p>
        </text:list-item>
      </text:list>
      <text:p text:style-name="P21"/>
      <text:p text:style-name="P25">Zobowiązanie I rezerwy zabowiązania:</text:p>
      <text:list text:continue-numbering="true" text:style-name="L14">
        <text:list-item>
          <text:p text:style-name="P23"><text:span text:style-name="T28">R</text:span>ezerwy <text:span text:style-name="T28">na </text:span>zabowiązania <text:span text:style-name="T29">(np. Nagrody, odpłaty)</text:span></text:p>
        </text:list-item>
        <text:list-item>
          <text:p text:style-name="P23"><text:span text:style-name="T28">Z</text:span>abowiązania <text:span text:style-name="T28">długoterminowe </text:span><text:span text:style-name="T29">(zobowiązania od 12 miesięcy </text:span><text:span text:style-name="T30">– np. Kredyty, otrzymane pożyczki, papiery wartościowe (obligacje) </text:span><text:span text:style-name="T29">)</text:span></text:p>
        </text:list-item>
        <text:list-item>
          <text:p text:style-name="P24"><text:span text:style-name="T28">Z</text:span>abowiązania <text:span text:style-name="T28">krótkoterminowe </text:span><text:span text:style-name="T29">(zobowiązania do 12 miesięcy – </text:span><text:span text:style-name="T30">np. Zobowiązane publiczno-prawne, weksle, papiery wartościowe, wynagrodzenia, </text:span><text:span text:style-name="T31">fundusze specjalne (ZFSS), </text:span><text:span text:style-name="T30">)</text:span></text:p>
        </text:list-item>
        <text:list-item>
          <text:p text:style-name="P26">Rozliczenia międzyokresowe</text:p>
          <text:p text:style-name="P26"/>
        </text:list-item>
      </text:list>
      <text:p text:style-name="P65">Czym ogólnie jest bilans?</text:p>
      <text:list text:style-name="L15">
        <text:list-item>
          <text:p text:style-name="P60"><text:span text:style-name="T18">D</text:span><text:span text:style-name="T16">wusteonne zestawienie aktywów I pasywów sporządzone na określony dzień I w określinej formie</text:span></text:p>
        </text:list-item>
        <text:list-item>
          <text:p text:style-name="P42">Jest zestawianu co najmniej na koniec każdego roku obrotowego</text:p>
        </text:list-item>
      </text:list>
      <text:p text:style-name="P43"/>
      <text:p text:style-name="P61"><text:span text:style-name="T32">Σ</text:span><text:span text:style-name="T33"> Aktywa = </text:span><text:span text:style-name="T32">Σ</text:span><text:span text:style-name="T33"> Pasywa</text:span></text:p>
      <text:p text:style-name="P29">Aktywa trwałe + Aktywa obrorowe = Kapitał własny + Zobowiązania I rezerwy na nich </text:p>
      <text:p text:style-name="P29"/>
      <text:p text:style-name="P30"/>
      <text:p text:style-name="P30"/>
      <text:p text:style-name="P30"/>
      <text:p text:style-name="P30"/>
      <text:p text:style-name="P30"/>
      <text:p text:style-name="P62"><text:soft-page-break/>Operacje gospodarcze I ich udokumentowanie (25/10/2023)</text:p>
      <text:p text:style-name="P67"><text:span text:style-name="T15">Zdarzenia gospodarcze </text:span>stanowią wszystkie fakty, czynności I zjawiska dotyczące działakności gospodarczej podmiotu.</text:p>
      <text:p text:style-name="P67"><text:span text:style-name="T15">Operacje gospodarcze </text:span>to takie zdarzenia, które są wyrażone wartościowo I powodują zmiany w strukturze majątku firmy. <text:span text:style-name="T19">Operacje gospodarcze wywierają wpływ </text:span><text:span text:style-name="T20">zawsze na dwa </text:span><text:span text:style-name="T19">składniki majątkowe.</text:span></text:p>
      <text:list xml:id="list2899103269" text:style-name="L16">
        <text:list-item>
          <text:p text:style-name="P75">Bilansowe (<text:span text:style-name="T35">maja wpływ na składniki bilansu</text:span>)</text:p>
        </text:list-item>
      </text:list>
      <text:list text:style-name="L17">
        <text:list-item>
          <text:list>
            <text:list-item>
              <text:p text:style-name="P76">Aktywne</text:p>
            </text:list-item>
            <text:list-item>
              <text:p text:style-name="P76">Pasywne</text:p>
            </text:list-item>
            <text:list-item>
              <text:p text:style-name="P76">Aktywno-pasywne</text:p>
            </text:list-item>
          </text:list>
        </text:list-item>
      </text:list>
      <text:list text:continue-list="list2899103269" text:style-name="L16">
        <text:list-item>
          <text:p text:style-name="P75">Niebilansowe/<text:span text:style-name="T38">wynikowe</text:span> (<text:span text:style-name="T35">maja wpływ na efekty dzialalności firmy</text:span>)</text:p>
        </text:list-item>
      </text:list>
      <text:list text:style-name="L18">
        <text:list-item>
          <text:list>
            <text:list-item>
              <text:p text:style-name="P77">Kosztowe</text:p>
            </text:list-item>
            <text:list-item>
              <text:p text:style-name="P77">Przychodowe</text:p>
            </text:list-item>
          </text:list>
        </text:list-item>
      </text:list>
      <text:p text:style-name="P78">Operacje gospodarcze bilansowe:</text:p>
      <text:list text:style-name="L19">
        <text:list-item>
          <text:p text:style-name="P68"><text:span text:style-name="T39">A</text:span>ktywna (Jeden składnik aktywów zwiększa się, drugi zmniejsza się, a suma bilansowa pozostaje bez zmian (np. przekazano do kasy banku)</text:p>
        </text:list-item>
        <text:list-item>
          <text:p text:style-name="P68"><text:span text:style-name="T39">P</text:span>asywna (?? teorytyczny typ ??)</text:p>
        </text:list-item>
        <text:list-item>
          <text:p text:style-name="P68"><text:span text:style-name="T39">A</text:span>ktywno-pasywna zwiększająca sumę bilansową <text:span text:style-name="T39">(</text:span>obydwa składniki zwiększają się, i suma bilansowa też się zwiększa (np. zaciągnięto kredyt bankowy, który wpłynął na rachunek bankowy<text:span text:style-name="T39">)</text:span></text:p>
          <text:p text:style-name="P68">(A1 + (A2 + Q) + … + An = (P1 + Q) + P2 + … + Pn)</text:p>
        </text:list-item>
        <text:list-item>
          <text:p text:style-name="P68"><text:span text:style-name="T39">A</text:span>ktywno-pasywna zmniejszająca sumę bilansową (Operacja powoduje zminawy w jednym skladniku aktywów i w drugim skladniku pasywów<text:span text:style-name="T39">)</text:span></text:p>
        </text:list-item>
      </text:list>
      <text:p text:style-name="P69"/>
      <text:p text:style-name="P79"><text:soft-page-break/>Operacje gospodarcze wynikowe <text:span text:style-name="T35">mają wpływ na efekty działalności firmy.</text:span></text:p>
      <text:p text:style-name="P80">Dowód księgowy <text:span text:style-name="T35">to pisemnie stwierdzenie dokonania operacji gospodarczej sporządzone w określonej formie i w ujęciu wartościowym, podlegające ewidencji księgowej.</text:span></text:p>
      <text:p text:style-name="P66">Podział dowodów według kryterium rodzajów operacji gospodarczych </text:p>
      <text:p text:style-name="P81">Dowody operacji pieniężnych – bankowe <text:span text:style-name="T35">(bezgotówkowe):</text:span></text:p>
      <text:list text:style-name="L20">
        <text:list-item>
          <text:p text:style-name="P82"><text:span text:style-name="T35">polecenie przelewu</text:span></text:p>
        </text:list-item>
        <text:list-item>
          <text:p text:style-name="P82"><text:span text:style-name="T35">bankowy dowód wpłaty</text:span></text:p>
        </text:list-item>
        <text:list-item>
          <text:p text:style-name="P82"><text:span text:style-name="T35">wyciąg bankowy</text:span></text:p>
        </text:list-item>
      </text:list>
      <text:p text:style-name="P90"><text:span text:style-name="T36">Dowody operacji pieniężnych – kasowe </text:span><text:span text:style-name="T37">(gotówkowe):</text:span></text:p>
      <text:list text:style-name="L21">
        <text:list-item>
          <text:p text:style-name="P83"><text:span text:style-name="T35">kasa przyjmuje (KP)</text:span></text:p>
        </text:list-item>
        <text:list-item>
          <text:p text:style-name="P83"><text:span text:style-name="T35">kasa wypłaca (KW)</text:span></text:p>
        </text:list-item>
        <text:list-item>
          <text:p text:style-name="P83"><text:span text:style-name="T35">czeki gotówkowe</text:span></text:p>
        </text:list-item>
        <text:list-item>
          <text:p text:style-name="P83"><text:span text:style-name="T35">raport kasowy (RK)</text:span></text:p>
        </text:list-item>
      </text:list>
      <text:p text:style-name="P84">Dowody materialowe (magazynowe):</text:p>
      <text:list text:style-name="L22">
        <text:list-item>
          <text:p text:style-name="P70">dowód przyjęcia z zewnątrz (Pz)</text:p>
        </text:list-item>
        <text:list-item>
          <text:p text:style-name="P70">dowód wydania na zewnątrz (Wz)</text:p>
        </text:list-item>
        <text:list-item>
          <text:p text:style-name="P70">dowód wydania wewnętrznego (Rw)</text:p>
        </text:list-item>
        <text:list-item>
          <text:p text:style-name="P70">zwrot wewnętrzny (Zw)</text:p>
        </text:list-item>
        <text:list-item>
          <text:p text:style-name="P70">przesunięcua międzymagazynowe (Mm)</text:p>
        </text:list-item>
      </text:list>
      <text:p text:style-name="P85">Dowody <text:span text:style-name="T40">zakupy/sprzedaży:</text:span></text:p>
      <text:list text:style-name="L23">
        <text:list-item>
          <text:p text:style-name="P71">Faktura VAT</text:p>
        </text:list-item>
        <text:list-item>
          <text:p text:style-name="P71">Faktura korygująca VAT</text:p>
        </text:list-item>
      </text:list>
      <text:p text:style-name="P86">Dowody placowe i rozliczeń z pracownikami:</text:p>
      <text:list text:style-name="L24">
        <text:list-item>
          <text:p text:style-name="P72">lista płac (Lp)</text:p>
        </text:list-item>
        <text:list-item>
          <text:p text:style-name="P72">rozliczenie zaliczki</text:p>
        </text:list-item>
        <text:list-item>
          <text:p text:style-name="P72">rachunek kosztów podróży słuzbowych</text:p>
        </text:list-item>
      </text:list>
      <text:p text:style-name="P87"/>
      <text:p text:style-name="P88">Dowody stanu i ruchu środków trwałych:</text:p>
      <text:list text:style-name="L26">
        <text:list-item>
          <text:p text:style-name="P73">Przyjęcie środków trwałych (OT)</text:p>
        </text:list-item>
        <text:list-item>
          <text:p text:style-name="P73">Przekazanie środków trwałych (PT)</text:p>
        </text:list-item>
        <text:list-item>
          <text:p text:style-name="P73">likwidacja środków trwałych</text:p>
          <text:p text:style-name="P89">Inne:</text:p>
        </text:list-item>
        <text:list-item>
          <text:p text:style-name="P74">Polecenie księgowania (Pk)</text:p>
        </text:list-item>
        <text:list-item>
          <text:p text:style-name="P74">nota księgowa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iberation Serif2" svg:font-family="'Liberation Serif'" style:font-family-generic="system" style:font-pitch="variable"/>
    <style:font-face style:name="Noto Sans" svg:font-family="'Noto Sans'" style:font-family-generic="roman" style:font-pitch="variable"/>
    <style:font-face style:name="OpenSymbol" svg:font-family="OpenSymbol" style:font-charset="x-symbol"/>
    <style:font-face style:name="OpenSymbol1" svg:font-family="OpenSymbol, 'Arial Unicode MS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12pt" fo:language="pl" fo:country="PL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1" fo:font-size="12pt" fo:language="pl" fo:country="PL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Drawing_20_Style" style:display-name="Default Drawing Style" style:family="paragraph">
      <style:text-properties style:font-name="Liberation Serif1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erif2" style:font-family-complex="'Liberation Serif'" style:font-family-generic-complex="system" style:font-pitch-complex="variable" style:font-size-complex="12pt"/>
    </style:style>
    <style:style style:name="Object_20_without_20_fill" style:display-name="Object without fill" style:family="paragraph" style:parent-style-name="Default_20_Drawing_20_Style"/>
    <style:style style:name="Object_20_with_20_no_20_fill_20_and_20_no_20_line" style:display-name="Object with no fill and no line" style:family="paragraph" style:parent-style-name="Default_20_Drawing_20_Style"/>
    <style:style style:name="A4" style:family="paragraph" style:parent-style-name="Text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le_20_A4" style:display-name="Title A4" style:family="paragraph" style:parent-style-name="A4">
      <style:text-properties style:font-name="Noto Sans" fo:font-family="'Noto Sans'" style:font-family-generic="roman" style:font-pitch="variable" fo:font-size="44pt" style:font-size-asian="44pt"/>
    </style:style>
    <style:style style:name="Heading_20_A4" style:display-name="Heading A4" style:family="paragraph" style:parent-style-name="A4">
      <style:text-properties style:font-name="Noto Sans" fo:font-family="'Noto Sans'" style:font-family-generic="roman" style:font-pitch="variable" fo:font-size="24pt" style:font-size-asian="24pt"/>
    </style:style>
    <style:style style:name="Text_20_A4" style:display-name="Text A4" style:family="paragraph" style:parent-style-name="A4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>
      <style:text-properties style:font-name="Noto Sans" fo:font-family="'Noto Sans'" style:font-family-generic="roman" style:font-pitch="variable" fo:font-size="48pt" style:font-size-asian="48pt"/>
    </style:style>
    <style:style style:name="Title_20_A0" style:display-name="Title A0" style:family="paragraph" style:parent-style-name="A0">
      <style:text-properties style:font-name="Noto Sans" fo:font-family="'Noto Sans'" style:font-family-generic="roman" style:font-pitch="variable" fo:font-size="96pt" style:font-size-asian="96pt"/>
    </style:style>
    <style:style style:name="Heading_20_A0" style:display-name="Heading A0" style:family="paragraph" style:parent-style-name="A0">
      <style:text-properties style:font-name="Noto Sans" fo:font-family="'Noto Sans'" style:font-family-generic="roman" style:font-pitch="variable" fo:font-size="71.5pt" style:font-size-asian="71.5pt"/>
    </style:style>
    <style:style style:name="Text_20_A0" style:display-name="Text A0" style:family="paragraph" style:parent-style-name="A0">
      <style:text-properties style:font-name="Noto Sans" fo:font-family="'Noto Sans'" style:font-family-generic="roman" style:font-pitch="variable" fo:font-size="48pt" style:font-size-asian="48pt"/>
    </style:style>
    <style:style style:name="Graphic" style:family="paragraph">
      <style:text-properties style:font-name="Liberation Sans" fo:font-family="'Liberation Sans'" style:font-family-generic="roman" style:font-pitch="variable" fo:font-size="18pt" style:font-name-asian="DejaVu Sans" style:font-family-asian="'DejaVu Sans'" style:font-family-generic-asian="system" style:font-pitch-asian="variable" style:font-size-asian="18pt" style:font-name-complex="Liberation Serif2" style:font-family-complex="'Liberation Serif'" style:font-family-generic-complex="system" style:font-pitch-complex="variable" style:font-size-complex="12pt"/>
    </style:style>
    <style:style style:name="Shapes" style:family="paragraph" style:parent-style-name="Graphic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" style:family="paragraph" style:parent-style-name="Shap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Blue" style:display-name="Filled Blue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" style:family="paragraph" style:parent-style-name="Shap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Blue" style:display-name="Outlined Blue" style:family="paragraph" style:parent-style-name="Outlined">
      <style:text-properties fo:color="#355269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>
      <style:text-properties fo:color="#127622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>
      <style:text-properties fo:color="#c9211e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>
      <style:text-properties fo:color="#b47804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Lines" style:family="paragraph" style:parent-style-name="Graphic">
      <style:text-properties style:font-name="Liberation Sans" fo:font-family="'Liberation Sans'" style:font-family-generic="roman" style:font-pitch="variable" fo:font-size="18pt" style:font-size-asian="18pt"/>
    </style:style>
    <style:style style:name="Arrow_20_Line" style:display-name="Arrow Line" style:family="paragraph" style:parent-style-name="Lines">
      <style:text-properties style:font-name="Liberation Sans" fo:font-family="'Liberation Sans'" style:font-family-generic="roman" style:font-pitch="variable" fo:font-size="18pt" style:font-size-asian="18pt"/>
    </style:style>
    <style:style style:name="Dashed_20_Line" style:display-name="Dashed Line" style:family="paragraph" style:parent-style-name="Lines">
      <style:text-properties style:font-name="Liberation Sans" fo:font-family="'Liberation Sans'" style:font-family-generic="roman" style:font-pitch="variable" fo:font-size="18pt" style:font-size-asian="18pt"/>
    </style:style>
    <style:style style:name="master-page25_7e_LT_7e_Gliederung_20_1" style:display-name="master-page25~LT~Gliederung 1" style:family="paragraph">
      <style:paragraph-properties fo:margin-top="0.1965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erif2" style:font-family-complex="'Liberation Serif'" style:font-family-generic-complex="system" style:font-pitch-complex="variable" style:font-size-complex="12pt" style:text-emphasize="none"/>
    </style:style>
    <style:style style:name="master-page25_7e_LT_7e_Gliederung_20_2" style:display-name="master-page25~LT~Gliederung 2" style:family="paragraph" style:parent-style-name="master-page25_7e_LT_7e_Gliederung_20_1">
      <style:paragraph-properties fo:margin-top="0.1575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25_7e_LT_7e_Gliederung_20_3" style:display-name="master-page25~LT~Gliederung 3" style:family="paragraph" style:parent-style-name="master-page25_7e_LT_7e_Gliederung_20_2">
      <style:paragraph-properties fo:margin-top="0.1181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25_7e_LT_7e_Gliederung_20_4" style:display-name="master-page25~LT~Gliederung 4" style:family="paragraph" style:parent-style-name="master-page25_7e_LT_7e_Gliederung_20_3">
      <style:paragraph-properties fo:margin-top="0.0783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25_7e_LT_7e_Gliederung_20_5" style:display-name="master-page25~LT~Gliederung 5" style:family="paragraph" style:parent-style-name="master-page25_7e_LT_7e_Gliederung_20_4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25_7e_LT_7e_Gliederung_20_6" style:display-name="master-page25~LT~Gliederung 6" style:family="paragraph" style:parent-style-name="master-page25_7e_LT_7e_Gliederung_20_5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25_7e_LT_7e_Gliederung_20_7" style:display-name="master-page25~LT~Gliederung 7" style:family="paragraph" style:parent-style-name="master-page25_7e_LT_7e_Gliederung_20_6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25_7e_LT_7e_Gliederung_20_8" style:display-name="master-page25~LT~Gliederung 8" style:family="paragraph" style:parent-style-name="master-page25_7e_LT_7e_Gliederung_20_7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25_7e_LT_7e_Gliederung_20_9" style:display-name="master-page25~LT~Gliederung 9" style:family="paragraph" style:parent-style-name="master-page25_7e_LT_7e_Gliederung_20_8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25_7e_LT_7e_Titel" style:display-name="master-page25~LT~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erif2" style:font-family-complex="'Liberation Serif'" style:font-family-generic-complex="system" style:font-pitch-complex="variable" style:font-size-complex="12pt" style:text-emphasize="none"/>
    </style:style>
    <style:style style:name="master-page25_7e_LT_7e_Untertitel" style:display-name="master-page25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erif2" style:font-family-complex="'Liberation Serif'" style:font-family-generic-complex="system" style:font-pitch-complex="variable" style:font-size-complex="12pt" style:text-emphasize="none"/>
    </style:style>
    <style:style style:name="master-page25_7e_LT_7e_Notizen" style:display-name="master-page25~LT~Notizen" style:family="paragraph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erif2" style:font-family-complex="'Liberation Serif'" style:font-family-generic-complex="system" style:font-pitch-complex="variable" style:font-size-complex="12pt" style:text-emphasize="none"/>
    </style:style>
    <style:style style:name="master-page25_7e_LT_7e_Hintergrundobjekte" style:display-name="master-page25~LT~Hintergrundobjekte" style:family="paragraph">
      <style:text-properties style:font-name="Liberation Serif1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erif2" style:font-family-complex="'Liberation Serif'" style:font-family-generic-complex="system" style:font-pitch-complex="variable" style:font-size-complex="12pt"/>
    </style:style>
    <style:style style:name="master-page25_7e_LT_7e_Hintergrund" style:display-name="master-page25~LT~Hintergrund" style:family="paragraph">
      <style:text-properties style:font-name="Liberation Serif1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erif2" style:font-family-complex="'Liberation Serif'" style:font-family-generic-complex="system" style:font-pitch-complex="variable" style:font-size-complex="12pt"/>
    </style:style>
    <style:style style:name="default" style:family="paragraph">
      <style:text-properties style:use-window-font-color="true" loext:opacity="0%" style:font-name="FreeSans" fo:font-family="FreeSans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erif2" style:font-family-complex="'Liberation Serif'" style:font-family-generic-complex="system" style:font-pitch-complex="variable" style:font-size-complex="12pt"/>
    </style:style>
    <style:style style:name="bg-none" style:family="paragraph" style:parent-style-name="default"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gray" style:family="paragraph" style:parent-style-name="default"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dark-gray" style:family="paragraph" style:parent-style-name="default"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black" style:family="paragraph" style:parent-style-name="default">
      <style:text-properties fo:color="#ffffff" loext:opacity="100%" style:font-name="FreeSans" fo:font-family="FreeSans" style:font-family-generic="roman" style:font-pitch="variable" fo:font-size="18pt" style:letter-kerning="true" style:font-size-asian="18pt"/>
    </style:style>
    <style:style style:name="black-with-border" style:family="paragraph" style:parent-style-name="default">
      <style:text-properties fo:color="#ffffff" loext:opacity="100%" style:font-name="FreeSans" fo:font-family="FreeSans" style:font-family-generic="roman" style:font-pitch="variable" fo:font-size="18pt" style:letter-kerning="true" style:font-size-asian="18pt"/>
    </style:style>
    <style:style style:name="gray-with-border" style:family="paragraph" style:parent-style-name="default"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white" style:family="paragraph" style:parent-style-name="default"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white-with-border" style:family="paragraph" style:parent-style-name="default"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blue-title" style:family="paragraph" style:parent-style-name="default">
      <style:text-properties fo:color="#ffffff" loext:opacity="100%" style:font-name="FreeSans" fo:font-family="FreeSans" style:font-family-generic="roman" style:font-pitch="variable" fo:font-size="18pt" style:letter-kerning="true" style:font-size-asian="18pt"/>
    </style:style>
    <style:style style:name="blue-title-with-border" style:family="paragraph" style:parent-style-name="default">
      <style:text-properties fo:color="#ffffff" loext:opacity="100%" style:font-name="FreeSans" fo:font-family="FreeSans" style:font-family-generic="roman" style:font-pitch="variable" fo:font-size="18pt" style:letter-kerning="true" style:font-size-asian="18pt"/>
    </style:style>
    <style:style style:name="blue-banded" style:family="paragraph" style:parent-style-name="default"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blue-normal" style:family="paragraph" style:parent-style-name="default"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orange-title" style:family="paragraph" style:parent-style-name="default">
      <style:text-properties fo:color="#ffffff" loext:opacity="100%" style:font-name="FreeSans" fo:font-family="FreeSans" style:font-family-generic="roman" style:font-pitch="variable" fo:font-size="18pt" style:letter-kerning="true" style:font-size-asian="18pt"/>
    </style:style>
    <style:style style:name="orange-title-with-border" style:family="paragraph" style:parent-style-name="default">
      <style:text-properties fo:color="#ffffff" loext:opacity="100%" style:font-name="FreeSans" fo:font-family="FreeSans" style:font-family-generic="roman" style:font-pitch="variable" fo:font-size="18pt" style:letter-kerning="true" style:font-size-asian="18pt"/>
    </style:style>
    <style:style style:name="orange-banded" style:family="paragraph" style:parent-style-name="default"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orange-normal" style:family="paragraph" style:parent-style-name="default"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teal-title" style:family="paragraph" style:parent-style-name="default">
      <style:text-properties fo:color="#ffffff" loext:opacity="100%" style:font-name="FreeSans" fo:font-family="FreeSans" style:font-family-generic="roman" style:font-pitch="variable" fo:font-size="18pt" style:letter-kerning="true" style:font-size-asian="18pt"/>
    </style:style>
    <style:style style:name="teal-title-with-border" style:family="paragraph" style:parent-style-name="default">
      <style:text-properties fo:color="#ffffff" loext:opacity="100%" style:font-name="FreeSans" fo:font-family="FreeSans" style:font-family-generic="roman" style:font-pitch="variable" fo:font-size="18pt" style:letter-kerning="true" style:font-size-asian="18pt"/>
    </style:style>
    <style:style style:name="teal-banded" style:family="paragraph" style:parent-style-name="default"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teal-normal" style:family="paragraph" style:parent-style-name="default"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magenta-title" style:family="paragraph" style:parent-style-name="default">
      <style:text-properties fo:color="#ffffff" loext:opacity="100%" style:font-name="FreeSans" fo:font-family="FreeSans" style:font-family-generic="roman" style:font-pitch="variable" fo:font-size="18pt" style:letter-kerning="true" style:font-size-asian="18pt"/>
    </style:style>
    <style:style style:name="magenta-title-with-border" style:family="paragraph" style:parent-style-name="default">
      <style:text-properties fo:color="#ffffff" loext:opacity="100%" style:font-name="FreeSans" fo:font-family="FreeSans" style:font-family-generic="roman" style:font-pitch="variable" fo:font-size="18pt" style:letter-kerning="true" style:font-size-asian="18pt"/>
    </style:style>
    <style:style style:name="magenta-banded" style:family="paragraph" style:parent-style-name="default"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magenta-normal" style:family="paragraph" style:parent-style-name="default"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Background_20_objects" style:display-name="Background objects" style:family="paragraph">
      <style:text-properties style:font-name="Liberation Serif1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erif2" style:font-family-complex="'Liberation Serif'" style:font-family-generic-complex="system" style:font-pitch-complex="variable" style:font-size-complex="12pt"/>
    </style:style>
    <style:style style:name="Background" style:family="paragraph">
      <style:text-properties style:font-name="Liberation Serif1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erif2" style:font-family-complex="'Liberation Serif'" style:font-family-generic-complex="system" style:font-pitch-complex="variable" style:font-size-complex="12pt"/>
    </style:style>
    <style:style style:name="Notes" style:family="paragraph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erif2" style:font-family-complex="'Liberation Serif'" style:font-family-generic-complex="system" style:font-pitch-complex="variable" style:font-size-complex="12pt" style:text-emphasize="none"/>
    </style:style>
    <style:style style:name="Outline_20_1" style:display-name="Outline 1" style:family="paragraph">
      <style:paragraph-properties fo:margin-top="0.1965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erif2" style:font-family-complex="'Liberation Serif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>
      <style:paragraph-properties fo:margin-top="0.1575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>
      <style:paragraph-properties fo:margin-top="0.1181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>
      <style:paragraph-properties fo:margin-top="0.0783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Numbering_20_Symbols" style:display-name="Numbering Symbols" style:family="paragraph">
      <style:text-properties style:font-name="Liberation Serif1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erif2" style:font-family-complex="'Liberation Serif'" style:font-family-generic-complex="system" style:font-pitch-complex="variable" style:font-size-complex="12pt"/>
    </style:style>
    <style:style style:name="Bullets" style:family="paragraph">
      <style:text-properties style:font-name="OpenSymbol1" fo:font-family="OpenSymbol, 'Arial Unicode M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erif2" style:font-family-complex="'Liberation Serif'" style:font-family-generic-complex="system" style:font-pitch-complex="variable" style:font-size-complex="12pt"/>
    </style:style>
    <style:style style:name="Internet_20_Link" style:display-name="Internet Link" style:family="paragraph">
      <style:text-properties fo:color="#000080" loext:opacity="100%" style:font-name="Liberation Serif1" fo:font-family="'Liberation Serif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Liberation Serif2" style:font-family-complex="'Liberation Serif'" style:font-family-generic-complex="system" style:font-pitch-complex="variable" style:font-size-complex="12pt"/>
    </style:style>
    <style:style style:name="master-page18_7e_LT_7e_Gliederung_20_1" style:display-name="master-page18~LT~Gliederung 1" style:family="paragraph">
      <style:paragraph-properties fo:margin-top="0.1965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erif2" style:font-family-complex="'Liberation Serif'" style:font-family-generic-complex="system" style:font-pitch-complex="variable" style:font-size-complex="12pt" style:text-emphasize="none"/>
    </style:style>
    <style:style style:name="master-page18_7e_LT_7e_Gliederung_20_2" style:display-name="master-page18~LT~Gliederung 2" style:family="paragraph" style:parent-style-name="master-page18_7e_LT_7e_Gliederung_20_1">
      <style:paragraph-properties fo:margin-top="0.1575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18_7e_LT_7e_Gliederung_20_3" style:display-name="master-page18~LT~Gliederung 3" style:family="paragraph" style:parent-style-name="master-page18_7e_LT_7e_Gliederung_20_2">
      <style:paragraph-properties fo:margin-top="0.1181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18_7e_LT_7e_Gliederung_20_4" style:display-name="master-page18~LT~Gliederung 4" style:family="paragraph" style:parent-style-name="master-page18_7e_LT_7e_Gliederung_20_3">
      <style:paragraph-properties fo:margin-top="0.0783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8_7e_LT_7e_Gliederung_20_5" style:display-name="master-page18~LT~Gliederung 5" style:family="paragraph" style:parent-style-name="master-page18_7e_LT_7e_Gliederung_20_4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8_7e_LT_7e_Gliederung_20_6" style:display-name="master-page18~LT~Gliederung 6" style:family="paragraph" style:parent-style-name="master-page18_7e_LT_7e_Gliederung_20_5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8_7e_LT_7e_Gliederung_20_7" style:display-name="master-page18~LT~Gliederung 7" style:family="paragraph" style:parent-style-name="master-page18_7e_LT_7e_Gliederung_20_6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8_7e_LT_7e_Gliederung_20_8" style:display-name="master-page18~LT~Gliederung 8" style:family="paragraph" style:parent-style-name="master-page18_7e_LT_7e_Gliederung_20_7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8_7e_LT_7e_Gliederung_20_9" style:display-name="master-page18~LT~Gliederung 9" style:family="paragraph" style:parent-style-name="master-page18_7e_LT_7e_Gliederung_20_8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8_7e_LT_7e_Titel" style:display-name="master-page18~LT~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erif2" style:font-family-complex="'Liberation Serif'" style:font-family-generic-complex="system" style:font-pitch-complex="variable" style:font-size-complex="12pt" style:text-emphasize="none"/>
    </style:style>
    <style:style style:name="master-page18_7e_LT_7e_Untertitel" style:display-name="master-page18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erif2" style:font-family-complex="'Liberation Serif'" style:font-family-generic-complex="system" style:font-pitch-complex="variable" style:font-size-complex="12pt" style:text-emphasize="none"/>
    </style:style>
    <style:style style:name="master-page18_7e_LT_7e_Notizen" style:display-name="master-page18~LT~Notizen" style:family="paragraph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erif2" style:font-family-complex="'Liberation Serif'" style:font-family-generic-complex="system" style:font-pitch-complex="variable" style:font-size-complex="12pt" style:text-emphasize="none"/>
    </style:style>
    <style:style style:name="master-page18_7e_LT_7e_Hintergrundobjekte" style:display-name="master-page18~LT~Hintergrundobjekte" style:family="paragraph">
      <style:text-properties style:font-name="Liberation Serif1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erif2" style:font-family-complex="'Liberation Serif'" style:font-family-generic-complex="system" style:font-pitch-complex="variable" style:font-size-complex="12pt"/>
    </style:style>
    <style:style style:name="master-page18_7e_LT_7e_Hintergrund" style:display-name="master-page18~LT~Hintergrund" style:family="paragraph">
      <style:text-properties style:font-name="Liberation Serif1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erif2" style:font-family-complex="'Liberation Serif'" style:font-family-generic-complex="system" style:font-pitch-complex="variable" style:font-size-complex="12pt"/>
    </style:style>
    <style:style style:name="master-page3_7e_LT_7e_Gliederung_20_1" style:display-name="master-page3~LT~Gliederung 1" style:family="paragraph">
      <style:paragraph-properties fo:margin-top="0.1965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erif2" style:font-family-complex="'Liberation Serif'" style:font-family-generic-complex="system" style:font-pitch-complex="variable" style:font-size-complex="12pt" style:text-emphasize="none"/>
    </style:style>
    <style:style style:name="master-page3_7e_LT_7e_Gliederung_20_2" style:display-name="master-page3~LT~Gliederung 2" style:family="paragraph" style:parent-style-name="master-page3_7e_LT_7e_Gliederung_20_1">
      <style:paragraph-properties fo:margin-top="0.1575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3_7e_LT_7e_Gliederung_20_3" style:display-name="master-page3~LT~Gliederung 3" style:family="paragraph" style:parent-style-name="master-page3_7e_LT_7e_Gliederung_20_2">
      <style:paragraph-properties fo:margin-top="0.1181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3_7e_LT_7e_Gliederung_20_4" style:display-name="master-page3~LT~Gliederung 4" style:family="paragraph" style:parent-style-name="master-page3_7e_LT_7e_Gliederung_20_3">
      <style:paragraph-properties fo:margin-top="0.0783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5" style:display-name="master-page3~LT~Gliederung 5" style:family="paragraph" style:parent-style-name="master-page3_7e_LT_7e_Gliederung_20_4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6" style:display-name="master-page3~LT~Gliederung 6" style:family="paragraph" style:parent-style-name="master-page3_7e_LT_7e_Gliederung_20_5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7" style:display-name="master-page3~LT~Gliederung 7" style:family="paragraph" style:parent-style-name="master-page3_7e_LT_7e_Gliederung_20_6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8" style:display-name="master-page3~LT~Gliederung 8" style:family="paragraph" style:parent-style-name="master-page3_7e_LT_7e_Gliederung_20_7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9" style:display-name="master-page3~LT~Gliederung 9" style:family="paragraph" style:parent-style-name="master-page3_7e_LT_7e_Gliederung_20_8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Titel" style:display-name="master-page3~LT~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erif2" style:font-family-complex="'Liberation Serif'" style:font-family-generic-complex="system" style:font-pitch-complex="variable" style:font-size-complex="12pt" style:text-emphasize="none"/>
    </style:style>
    <style:style style:name="master-page3_7e_LT_7e_Untertitel" style:display-name="master-page3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erif2" style:font-family-complex="'Liberation Serif'" style:font-family-generic-complex="system" style:font-pitch-complex="variable" style:font-size-complex="12pt" style:text-emphasize="none"/>
    </style:style>
    <style:style style:name="master-page3_7e_LT_7e_Notizen" style:display-name="master-page3~LT~Notizen" style:family="paragraph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erif2" style:font-family-complex="'Liberation Serif'" style:font-family-generic-complex="system" style:font-pitch-complex="variable" style:font-size-complex="12pt" style:text-emphasize="none"/>
    </style:style>
    <style:style style:name="master-page3_7e_LT_7e_Hintergrundobjekte" style:display-name="master-page3~LT~Hintergrundobjekte" style:family="paragraph">
      <style:text-properties style:font-name="Liberation Serif1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erif2" style:font-family-complex="'Liberation Serif'" style:font-family-generic-complex="system" style:font-pitch-complex="variable" style:font-size-complex="12pt"/>
    </style:style>
    <style:style style:name="master-page3_7e_LT_7e_Hintergrund" style:display-name="master-page3~LT~Hintergrund" style:family="paragraph">
      <style:text-properties style:font-name="Liberation Serif1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erif2" style:font-family-complex="'Liberation Serif'" style:font-family-generic-complex="system" style:font-pitch-complex="variable" style:font-size-complex="12pt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4T11:24:28.890262855</meta:creation-date>
    <dc:date>2023-10-25T11:27:44.362477568</dc:date>
    <meta:editing-duration>PT10H15S</meta:editing-duration>
    <meta:editing-cycles>30</meta:editing-cycles>
    <meta:generator>LibreOffice/7.5.8.1$Linux_X86_64 LibreOffice_project/50$Build-1</meta:generator>
    <meta:document-statistic meta:table-count="2" meta:image-count="0" meta:object-count="0" meta:page-count="10" meta:paragraph-count="201" meta:word-count="1112" meta:character-count="8233" meta:non-whitespace-character-count="7355"/>
  </office:meta>
</office:document-meta>
</file>